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.35mm"/>
    </style:style>
    <style:style style:name="co2" style:family="table-column">
      <style:table-column-properties fo:break-before="auto" style:column-width="39.8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5.98mm"/>
    </style:style>
    <style:style style:name="co5" style:family="table-column">
      <style:table-column-properties fo:break-before="auto" style:column-width="7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/>
    <style:style style:name="ce9" style:family="table-cell" style:parent-style-name="Default" style:data-style-name="N100"/>
    <style:style style:name="ce10" style:family="table-cell" style:parent-style-name="Default"/>
    <style:style style:name="ce11" style:family="table-cell" style:parent-style-name="Default" style:data-style-name="N41"/>
    <style:style style:name="ce12" style:family="table-cell" style:parent-style-name="Default" style:data-style-name="N44"/>
    <style:style style:name="ce13" style:family="table-cell" style:parent-style-name="Default"/>
    <style:style style:name="ce1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15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mod0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17" table:default-cell-style-name="Default"/>
        <table:table-row table:style-name="ro1">
          <table:table-cell office:value-type="string" calcext:value-type="string">
            <text:p>Correct: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Length: last 7 bits</text:p>
          </table:table-cell>
          <table:table-cell table:style-name="ce3" office:value-type="string" calcext:value-type="string">
            <text:p>Guess 1</text:p>
          </table:table-cell>
          <table:table-cell table:style-name="ce3" office:value-type="string" calcext:value-type="string">
            <text:p>Guess 2</text:p>
          </table:table-cell>
          <table:table-cell table:style-name="ce3" office:value-type="string" calcext:value-type="string">
            <text:p>Correct?</text:p>
          </table:table-cell>
          <table:table-cell table:style-name="ce3"/>
          <table:table-cell table:style-name="ce3" office:value-type="string" calcext:value-type="string">
            <text:p>Statistics</text:p>
          </table:table-cell>
          <table:table-cell table:style-name="ce3"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4]=[.B$1])+([.C4]=[.C$1]); ([.B4]=[.C$1])+([.C4]=[.B$1]))" office:value-type="float" office:value="1" calcext:value-type="float">
            <text:p>1</text:p>
          </table:table-cell>
          <table:table-cell/>
          <table:table-cell office:value-type="string" calcext:value-type="string">
            <text:p>0 correct</text:p>
          </table:table-cell>
          <table:table-cell table:formula="of:=COUNTIFS([.D$4:.D$132]; &quot;=0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5]=[.B$1])+([.C5]=[.C$1]); ([.B5]=[.C$1])+([.C5]=[.B$1]))" office:value-type="float" office:value="2" calcext:value-type="float">
            <text:p>2</text:p>
          </table:table-cell>
          <table:table-cell/>
          <table:table-cell office:value-type="string" calcext:value-type="string">
            <text:p>1 correct</text:p>
          </table:table-cell>
          <table:table-cell table:formula="of:=COUNTIFS([.D$4:.D$132]; &quot;=1&quot;)"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6]=[.B$1])+([.C6]=[.C$1]); ([.B6]=[.C$1])+([.C6]=[.B$1]))" office:value-type="float" office:value="2" calcext:value-type="float">
            <text:p>2</text:p>
          </table:table-cell>
          <table:table-cell/>
          <table:table-cell office:value-type="string" calcext:value-type="string">
            <text:p>2 correct</text:p>
          </table:table-cell>
          <table:table-cell table:formula="of:=COUNTIFS([.D$4:.D$132]; &quot;=2&quot;)" office:value-type="float" office:value="92" calcext:value-type="float">
            <text:p>9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7]=[.B$1])+([.C7]=[.C$1]); ([.B7]=[.C$1])+([.C7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8]=[.B$1])+([.C8]=[.C$1]); ([.B8]=[.C$1])+([.C8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9]=[.B$1])+([.C9]=[.C$1]); ([.B9]=[.C$1])+([.C9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3</text:p>
          </table:table-cell>
          <table:table-cell table:style-name="ce4" table:formula="of:=MAX(([.B10]=[.B$1])+([.C10]=[.C$1]); ([.B10]=[.C$1])+([.C10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11]=[.B$1])+([.C11]=[.C$1]); ([.B11]=[.C$1])+([.C11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12]=[.B$1])+([.C12]=[.C$1]); ([.B12]=[.C$1])+([.C12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13]=[.B$1])+([.C13]=[.C$1]); ([.B13]=[.C$1])+([.C13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14]=[.B$1])+([.C14]=[.C$1]); ([.B14]=[.C$1])+([.C14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15]=[.B$1])+([.C15]=[.C$1]); ([.B15]=[.C$1])+([.C15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16]=[.B$1])+([.C16]=[.C$1]); ([.B16]=[.C$1])+([.C16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17]=[.B$1])+([.C17]=[.C$1]); ([.B17]=[.C$1])+([.C17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18]=[.B$1])+([.C18]=[.C$1]); ([.B18]=[.C$1])+([.C18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3</text:p>
          </table:table-cell>
          <table:table-cell table:style-name="ce4" table:formula="of:=MAX(([.B19]=[.B$1])+([.C19]=[.C$1]); ([.B19]=[.C$1])+([.C19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20]=[.B$1])+([.C20]=[.C$1]); ([.B20]=[.C$1])+([.C20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21]=[.B$1])+([.C21]=[.C$1]); ([.B21]=[.C$1])+([.C21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22]=[.B$1])+([.C22]=[.C$1]); ([.B22]=[.C$1])+([.C22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23]=[.B$1])+([.C23]=[.C$1]); ([.B23]=[.C$1])+([.C23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24]=[.B$1])+([.C24]=[.C$1]); ([.B24]=[.C$1])+([.C24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25]=[.B$1])+([.C25]=[.C$1]); ([.B25]=[.C$1])+([.C25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26]=[.B$1])+([.C26]=[.C$1]); ([.B26]=[.C$1])+([.C26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27]=[.B$1])+([.C27]=[.C$1]); ([.B27]=[.C$1])+([.C27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28]=[.B$1])+([.C28]=[.C$1]); ([.B28]=[.C$1])+([.C28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29]=[.B$1])+([.C29]=[.C$1]); ([.B29]=[.C$1])+([.C29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30]=[.B$1])+([.C30]=[.C$1]); ([.B30]=[.C$1])+([.C30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31]=[.B$1])+([.C31]=[.C$1]); ([.B31]=[.C$1])+([.C31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32]=[.B$1])+([.C32]=[.C$1]); ([.B32]=[.C$1])+([.C32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33]=[.B$1])+([.C33]=[.C$1]); ([.B33]=[.C$1])+([.C33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34]=[.B$1])+([.C34]=[.C$1]); ([.B34]=[.C$1])+([.C34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35]=[.B$1])+([.C35]=[.C$1]); ([.B35]=[.C$1])+([.C35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36]=[.B$1])+([.C36]=[.C$1]); ([.B36]=[.C$1])+([.C36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37]=[.B$1])+([.C37]=[.C$1]); ([.B37]=[.C$1])+([.C37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38]=[.B$1])+([.C38]=[.C$1]); ([.B38]=[.C$1])+([.C38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39]=[.B$1])+([.C39]=[.C$1]); ([.B39]=[.C$1])+([.C39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40]=[.B$1])+([.C40]=[.C$1]); ([.B40]=[.C$1])+([.C40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41]=[.B$1])+([.C41]=[.C$1]); ([.B41]=[.C$1])+([.C41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3</text:p>
          </table:table-cell>
          <table:table-cell table:style-name="ce4" table:formula="of:=MAX(([.B42]=[.B$1])+([.C42]=[.C$1]); ([.B42]=[.C$1])+([.C42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43]=[.B$1])+([.C43]=[.C$1]); ([.B43]=[.C$1])+([.C43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44]=[.B$1])+([.C44]=[.C$1]); ([.B44]=[.C$1])+([.C44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45]=[.B$1])+([.C45]=[.C$1]); ([.B45]=[.C$1])+([.C45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46]=[.B$1])+([.C46]=[.C$1]); ([.B46]=[.C$1])+([.C46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47]=[.B$1])+([.C47]=[.C$1]); ([.B47]=[.C$1])+([.C47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48]=[.B$1])+([.C48]=[.C$1]); ([.B48]=[.C$1])+([.C48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49]=[.B$1])+([.C49]=[.C$1]); ([.B49]=[.C$1])+([.C49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50]=[.B$1])+([.C50]=[.C$1]); ([.B50]=[.C$1])+([.C50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3</text:p>
          </table:table-cell>
          <table:table-cell table:style-name="ce4" table:formula="of:=MAX(([.B51]=[.B$1])+([.C51]=[.C$1]); ([.B51]=[.C$1])+([.C51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52]=[.B$1])+([.C52]=[.C$1]); ([.B52]=[.C$1])+([.C52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53]=[.B$1])+([.C53]=[.C$1]); ([.B53]=[.C$1])+([.C53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54]=[.B$1])+([.C54]=[.C$1]); ([.B54]=[.C$1])+([.C54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55]=[.B$1])+([.C55]=[.C$1]); ([.B55]=[.C$1])+([.C55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56]=[.B$1])+([.C56]=[.C$1]); ([.B56]=[.C$1])+([.C56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57]=[.B$1])+([.C57]=[.C$1]); ([.B57]=[.C$1])+([.C57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58]=[.B$1])+([.C58]=[.C$1]); ([.B58]=[.C$1])+([.C58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59]=[.B$1])+([.C59]=[.C$1]); ([.B59]=[.C$1])+([.C59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60]=[.B$1])+([.C60]=[.C$1]); ([.B60]=[.C$1])+([.C60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61]=[.B$1])+([.C61]=[.C$1]); ([.B61]=[.C$1])+([.C61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62]=[.B$1])+([.C62]=[.C$1]); ([.B62]=[.C$1])+([.C62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63]=[.B$1])+([.C63]=[.C$1]); ([.B63]=[.C$1])+([.C63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64]=[.B$1])+([.C64]=[.C$1]); ([.B64]=[.C$1])+([.C64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65]=[.B$1])+([.C65]=[.C$1]); ([.B65]=[.C$1])+([.C65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66]=[.B$1])+([.C66]=[.C$1]); ([.B66]=[.C$1])+([.C66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67]=[.B$1])+([.C67]=[.C$1]); ([.B67]=[.C$1])+([.C67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68]=[.B$1])+([.C68]=[.C$1]); ([.B68]=[.C$1])+([.C68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69]=[.B$1])+([.C69]=[.C$1]); ([.B69]=[.C$1])+([.C69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70]=[.B$1])+([.C70]=[.C$1]); ([.B70]=[.C$1])+([.C70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71]=[.B$1])+([.C71]=[.C$1]); ([.B71]=[.C$1])+([.C71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72]=[.B$1])+([.C72]=[.C$1]); ([.B72]=[.C$1])+([.C72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73]=[.B$1])+([.C73]=[.C$1]); ([.B73]=[.C$1])+([.C73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3</text:p>
          </table:table-cell>
          <table:table-cell table:style-name="ce4" table:formula="of:=MAX(([.B74]=[.B$1])+([.C74]=[.C$1]); ([.B74]=[.C$1])+([.C74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75]=[.B$1])+([.C75]=[.C$1]); ([.B75]=[.C$1])+([.C75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76]=[.B$1])+([.C76]=[.C$1]); ([.B76]=[.C$1])+([.C76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77]=[.B$1])+([.C77]=[.C$1]); ([.B77]=[.C$1])+([.C77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78]=[.B$1])+([.C78]=[.C$1]); ([.B78]=[.C$1])+([.C78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79]=[.B$1])+([.C79]=[.C$1]); ([.B79]=[.C$1])+([.C79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80]=[.B$1])+([.C80]=[.C$1]); ([.B80]=[.C$1])+([.C80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81]=[.B$1])+([.C81]=[.C$1]); ([.B81]=[.C$1])+([.C81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82]=[.B$1])+([.C82]=[.C$1]); ([.B82]=[.C$1])+([.C82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83]=[.B$1])+([.C83]=[.C$1]); ([.B83]=[.C$1])+([.C83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84]=[.B$1])+([.C84]=[.C$1]); ([.B84]=[.C$1])+([.C84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85]=[.B$1])+([.C85]=[.C$1]); ([.B85]=[.C$1])+([.C85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86]=[.B$1])+([.C86]=[.C$1]); ([.B86]=[.C$1])+([.C86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87]=[.B$1])+([.C87]=[.C$1]); ([.B87]=[.C$1])+([.C87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88]=[.B$1])+([.C88]=[.C$1]); ([.B88]=[.C$1])+([.C88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89]=[.B$1])+([.C89]=[.C$1]); ([.B89]=[.C$1])+([.C89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90]=[.B$1])+([.C90]=[.C$1]); ([.B90]=[.C$1])+([.C90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91]=[.B$1])+([.C91]=[.C$1]); ([.B91]=[.C$1])+([.C91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92]=[.B$1])+([.C92]=[.C$1]); ([.B92]=[.C$1])+([.C92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93]=[.B$1])+([.C93]=[.C$1]); ([.B93]=[.C$1])+([.C93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94]=[.B$1])+([.C94]=[.C$1]); ([.B94]=[.C$1])+([.C94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95]=[.B$1])+([.C95]=[.C$1]); ([.B95]=[.C$1])+([.C95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96]=[.B$1])+([.C96]=[.C$1]); ([.B96]=[.C$1])+([.C96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97]=[.B$1])+([.C97]=[.C$1]); ([.B97]=[.C$1])+([.C97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98]=[.B$1])+([.C98]=[.C$1]); ([.B98]=[.C$1])+([.C98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99]=[.B$1])+([.C99]=[.C$1]); ([.B99]=[.C$1])+([.C99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100]=[.B$1])+([.C100]=[.C$1]); ([.B100]=[.C$1])+([.C100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101]=[.B$1])+([.C101]=[.C$1]); ([.B101]=[.C$1])+([.C101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102]=[.B$1])+([.C102]=[.C$1]); ([.B102]=[.C$1])+([.C102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103]=[.B$1])+([.C103]=[.C$1]); ([.B103]=[.C$1])+([.C103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104]=[.B$1])+([.C104]=[.C$1]); ([.B104]=[.C$1])+([.C104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105]=[.B$1])+([.C105]=[.C$1]); ([.B105]=[.C$1])+([.C105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3</text:p>
          </table:table-cell>
          <table:table-cell table:style-name="ce4" table:formula="of:=MAX(([.B106]=[.B$1])+([.C106]=[.C$1]); ([.B106]=[.C$1])+([.C106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107]=[.B$1])+([.C107]=[.C$1]); ([.B107]=[.C$1])+([.C107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108]=[.B$1])+([.C108]=[.C$1]); ([.B108]=[.C$1])+([.C108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109]=[.B$1])+([.C109]=[.C$1]); ([.B109]=[.C$1])+([.C109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110]=[.B$1])+([.C110]=[.C$1]); ([.B110]=[.C$1])+([.C110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111]=[.B$1])+([.C111]=[.C$1]); ([.B111]=[.C$1])+([.C111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112]=[.B$1])+([.C112]=[.C$1]); ([.B112]=[.C$1])+([.C112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113]=[.B$1])+([.C113]=[.C$1]); ([.B113]=[.C$1])+([.C113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114]=[.B$1])+([.C114]=[.C$1]); ([.B114]=[.C$1])+([.C114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3</text:p>
          </table:table-cell>
          <table:table-cell table:style-name="ce4" table:formula="of:=MAX(([.B115]=[.B$1])+([.C115]=[.C$1]); ([.B115]=[.C$1])+([.C115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116]=[.B$1])+([.C116]=[.C$1]); ([.B116]=[.C$1])+([.C116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117]=[.B$1])+([.C117]=[.C$1]); ([.B117]=[.C$1])+([.C117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118]=[.B$1])+([.C118]=[.C$1]); ([.B118]=[.C$1])+([.C118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119]=[.B$1])+([.C119]=[.C$1]); ([.B119]=[.C$1])+([.C119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120]=[.B$1])+([.C120]=[.C$1]); ([.B120]=[.C$1])+([.C120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121]=[.B$1])+([.C121]=[.C$1]); ([.B121]=[.C$1])+([.C121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122]=[.B$1])+([.C122]=[.C$1]); ([.B122]=[.C$1])+([.C122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123]=[.B$1])+([.C123]=[.C$1]); ([.B123]=[.C$1])+([.C123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124]=[.B$1])+([.C124]=[.C$1]); ([.B124]=[.C$1])+([.C124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125]=[.B$1])+([.C125]=[.C$1]); ([.B125]=[.C$1])+([.C125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126]=[.B$1])+([.C126]=[.C$1]); ([.B126]=[.C$1])+([.C126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127]=[.B$1])+([.C127]=[.C$1]); ([.B127]=[.C$1])+([.C127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128]=[.B$1])+([.C128]=[.C$1]); ([.B128]=[.C$1])+([.C128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129]=[.B$1])+([.C129]=[.C$1]); ([.B129]=[.C$1])+([.C129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130]=[.B$1])+([.C130]=[.C$1]); ([.B130]=[.C$1])+([.C130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4" table:formula="of:=MAX(([.B131]=[.B$1])+([.C131]=[.C$1]); ([.B131]=[.C$1])+([.C131]=[.B$1])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4" table:formula="of:=MAX(([.B132]=[.B$1])+([.C132]=[.C$1]); ([.B132]=[.C$1])+([.C132]=[.B$1]))"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mod0.D4:mod0.D1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mod1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14" table:default-cell-style-name="Default"/>
        <table:table-row table:style-name="ro1">
          <table:table-cell office:value-type="string" calcext:value-type="string">
            <text:p>Correct: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number-columns-repeated="1018"/>
        </table:table-row>
        <table:table-row table:style-name="ro1">
          <table:table-cell table:number-columns-repeated="1021"/>
        </table:table-row>
        <table:table-row table:style-name="ro1">
          <table:table-cell table:style-name="ce2" office:value-type="string" calcext:value-type="string">
            <text:p>Length: last 7 bits</text:p>
          </table:table-cell>
          <table:table-cell table:style-name="ce3" office:value-type="string" calcext:value-type="string">
            <text:p>Guess 1</text:p>
          </table:table-cell>
          <table:table-cell table:style-name="ce3" office:value-type="string" calcext:value-type="string">
            <text:p>Guess 2</text:p>
          </table:table-cell>
          <table:table-cell table:style-name="ce3" table:number-columns-repeated="2"/>
          <table:table-cell table:style-name="ce3" office:value-type="string" calcext:value-type="string">
            <text:p>Statistiken</text:p>
          </table:table-cell>
          <table:table-cell table:style-name="ce3"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CDCDCDCDCD43</text:p>
          </table:table-cell>
          <table:table-cell table:style-name="ce9" office:value-type="string" calcext:value-type="string">
            <text:p>000000000000</text:p>
          </table:table-cell>
          <table:table-cell table:style-name="ce10" table:formula="of:=MAX(([.B4]=[.B$1])+([.C4]=[.C$1]); ([.B4]=[.C$1])+([.C4]=[.B$1]))" office:value-type="float" office:value="0" calcext:value-type="float">
            <text:p>0</text:p>
          </table:table-cell>
          <table:table-cell/>
          <table:table-cell office:value-type="string" calcext:value-type="string">
            <text:p>Keins richtig:</text:p>
          </table:table-cell>
          <table:table-cell table:formula="of:=COUNTIFS([.D$4:.D$132]; &quot;=0&quot;)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5]=[.B$1])+([.C5]=[.C$1]); ([.B5]=[.C$1])+([.C5]=[.B$1]))" office:value-type="float" office:value="1" calcext:value-type="float">
            <text:p>1</text:p>
          </table:table-cell>
          <table:table-cell/>
          <table:table-cell office:value-type="string" calcext:value-type="string">
            <text:p>1 richtig:</text:p>
          </table:table-cell>
          <table:table-cell table:formula="of:=COUNTIFS([.D$4:.D$132]; &quot;=1&quot;)" office:value-type="float" office:value="119" calcext:value-type="float">
            <text:p>119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CDCDCDCDCD43</text:p>
          </table:table-cell>
          <table:table-cell table:style-name="ce9" office:value-type="string" calcext:value-type="string">
            <text:p>ABABABABAB43</text:p>
          </table:table-cell>
          <table:table-cell table:style-name="ce10" table:formula="of:=MAX(([.B6]=[.B$1])+([.C6]=[.C$1]); ([.B6]=[.C$1])+([.C6]=[.B$1]))" office:value-type="float" office:value="1" calcext:value-type="float">
            <text:p>1</text:p>
          </table:table-cell>
          <table:table-cell/>
          <table:table-cell office:value-type="string" calcext:value-type="string">
            <text:p>2 richtig:</text:p>
          </table:table-cell>
          <table:table-cell table:formula="of:=COUNTIFS([.D$4:.D$132]; &quot;=2&quot;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CDCDCDCDCD43</text:p>
          </table:table-cell>
          <table:table-cell table:style-name="ce9" office:value-type="string" calcext:value-type="string">
            <text:p>000000000000</text:p>
          </table:table-cell>
          <table:table-cell table:style-name="ce10" table:formula="of:=MAX(([.B7]=[.B$1])+([.C7]=[.C$1]); ([.B7]=[.C$1])+([.C7]=[.B$1]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CDCDCDCDCD43</text:p>
          </table:table-cell>
          <table:table-cell table:style-name="ce9" office:value-type="string" calcext:value-type="string">
            <text:p>ABABABABAB43</text:p>
          </table:table-cell>
          <table:table-cell table:style-name="ce10" table:formula="of:=MAX(([.B8]=[.B$1])+([.C8]=[.C$1]); ([.B8]=[.C$1])+([.C8]=[.B$1])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CDCDCDCDCD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9]=[.B$1])+([.C9]=[.C$1]); ([.B9]=[.C$1])+([.C9]=[.B$1]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10]=[.B$1])+([.C10]=[.C$1]); ([.B10]=[.C$1])+([.C10]=[.B$1])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11]=[.B$1])+([.C11]=[.C$1]); ([.B11]=[.C$1])+([.C11]=[.B$1]))" office:value-type="float" office:value="1" calcext:value-type="float">
            <text:p>1</text:p>
          </table:table-cell>
          <table:table-cell table:number-columns-repeated="7"/>
          <table:table-cell table:style-name="ce11"/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12]=[.B$1])+([.C12]=[.C$1]); ([.B12]=[.C$1])+([.C12]=[.B$1]))" office:value-type="float" office:value="1" calcext:value-type="float">
            <text:p>1</text:p>
          </table:table-cell>
          <table:table-cell table:number-columns-repeated="4"/>
          <table:table-cell table:style-name="ce11"/>
          <table:table-cell table:number-columns-repeated="2"/>
          <table:table-cell table:style-name="ce11"/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13]=[.B$1])+([.C13]=[.C$1]); ([.B13]=[.C$1])+([.C13]=[.B$1]))" office:value-type="float" office:value="1" calcext:value-type="float">
            <text:p>1</text:p>
          </table:table-cell>
          <table:table-cell table:number-columns-repeated="4"/>
          <table:table-cell table:style-name="ce11"/>
          <table:table-cell table:number-columns-repeated="2"/>
          <table:table-cell table:style-name="ce11"/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CDCDCDCDCD43</text:p>
          </table:table-cell>
          <table:table-cell table:style-name="ce9" office:value-type="string" calcext:value-type="string">
            <text:p>ABABABABAB43</text:p>
          </table:table-cell>
          <table:table-cell table:style-name="ce10" table:formula="of:=MAX(([.B14]=[.B$1])+([.C14]=[.C$1]); ([.B14]=[.C$1])+([.C14]=[.B$1]))" office:value-type="float" office:value="1" calcext:value-type="float">
            <text:p>1</text:p>
          </table:table-cell>
          <table:table-cell table:number-columns-repeated="4"/>
          <table:table-cell table:style-name="ce11"/>
          <table:table-cell table:number-columns-repeated="2"/>
          <table:table-cell table:style-name="ce11"/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15]=[.B$1])+([.C15]=[.C$1]); ([.B15]=[.C$1])+([.C15]=[.B$1]))" office:value-type="float" office:value="1" calcext:value-type="float">
            <text:p>1</text:p>
          </table:table-cell>
          <table:table-cell table:number-columns-repeated="4"/>
          <table:table-cell table:style-name="ce11"/>
          <table:table-cell table:number-columns-repeated="2"/>
          <table:table-cell table:style-name="ce11"/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CDCDCDCDCD43</text:p>
          </table:table-cell>
          <table:table-cell table:style-name="ce9" office:value-type="string" calcext:value-type="string">
            <text:p>ABABABABAB43</text:p>
          </table:table-cell>
          <table:table-cell table:style-name="ce10" table:formula="of:=MAX(([.B16]=[.B$1])+([.C16]=[.C$1]); ([.B16]=[.C$1])+([.C16]=[.B$1]))" office:value-type="float" office:value="1" calcext:value-type="float">
            <text:p>1</text:p>
          </table:table-cell>
          <table:table-cell table:number-columns-repeated="4"/>
          <table:table-cell table:style-name="ce11"/>
          <table:table-cell table:number-columns-repeated="2"/>
          <table:table-cell table:style-name="ce11"/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17]=[.B$1])+([.C17]=[.C$1]); ([.B17]=[.C$1])+([.C17]=[.B$1]))" office:value-type="float" office:value="1" calcext:value-type="float">
            <text:p>1</text:p>
          </table:table-cell>
          <table:table-cell table:number-columns-repeated="4"/>
          <table:table-cell table:style-name="ce11"/>
          <table:table-cell table:number-columns-repeated="2"/>
          <table:table-cell table:style-name="ce11"/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18]=[.B$1])+([.C18]=[.C$1]); ([.B18]=[.C$1])+([.C18]=[.B$1]))" office:value-type="float" office:value="1" calcext:value-type="float">
            <text:p>1</text:p>
          </table:table-cell>
          <table:table-cell table:number-columns-repeated="4"/>
          <table:table-cell table:style-name="ce11"/>
          <table:table-cell table:number-columns-repeated="2"/>
          <table:table-cell table:style-name="ce11"/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19]=[.B$1])+([.C19]=[.C$1]); ([.B19]=[.C$1])+([.C19]=[.B$1]))" office:value-type="float" office:value="1" calcext:value-type="float">
            <text:p>1</text:p>
          </table:table-cell>
          <table:table-cell table:number-columns-repeated="4"/>
          <table:table-cell table:style-name="ce11"/>
          <table:table-cell table:number-columns-repeated="2"/>
          <table:table-cell table:style-name="ce11"/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CDCDCDCDCD43</text:p>
          </table:table-cell>
          <table:table-cell table:style-name="ce9" office:value-type="string" calcext:value-type="string">
            <text:p>ABABABABAB43</text:p>
          </table:table-cell>
          <table:table-cell table:style-name="ce10" table:formula="of:=MAX(([.B20]=[.B$1])+([.C20]=[.C$1]); ([.B20]=[.C$1])+([.C20]=[.B$1]))" office:value-type="float" office:value="1" calcext:value-type="float">
            <text:p>1</text:p>
          </table:table-cell>
          <table:table-cell table:number-columns-repeated="4"/>
          <table:table-cell table:style-name="ce11"/>
          <table:table-cell table:number-columns-repeated="2"/>
          <table:table-cell table:style-name="ce11"/>
          <table:table-cell table:number-columns-repeated="100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21]=[.B$1])+([.C21]=[.C$1]); ([.B21]=[.C$1])+([.C21]=[.B$1]))" office:value-type="float" office:value="1" calcext:value-type="float">
            <text:p>1</text:p>
          </table:table-cell>
          <table:table-cell table:number-columns-repeated="4"/>
          <table:table-cell table:style-name="ce11"/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22]=[.B$1])+([.C22]=[.C$1]); ([.B22]=[.C$1])+([.C22]=[.B$1])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23]=[.B$1])+([.C23]=[.C$1]); ([.B23]=[.C$1])+([.C23]=[.B$1])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24]=[.B$1])+([.C24]=[.C$1]); ([.B24]=[.C$1])+([.C24]=[.B$1])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25]=[.B$1])+([.C25]=[.C$1]); ([.B25]=[.C$1])+([.C25]=[.B$1])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26]=[.B$1])+([.C26]=[.C$1]); ([.B26]=[.C$1])+([.C26]=[.B$1])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27]=[.B$1])+([.C27]=[.C$1]); ([.B27]=[.C$1])+([.C27]=[.B$1]))" office:value-type="float" office:value="1" calcext:value-type="float">
            <text:p>1</text:p>
          </table:table-cell>
          <table:table-cell table:number-columns-repeated="7"/>
          <table:table-cell table:style-name="ce11"/>
          <table:table-cell table:number-columns-repeated="100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28]=[.B$1])+([.C28]=[.C$1]); ([.B28]=[.C$1])+([.C28]=[.B$1]))" office:value-type="float" office:value="1" calcext:value-type="float">
            <text:p>1</text:p>
          </table:table-cell>
          <table:table-cell table:number-columns-repeated="4"/>
          <table:table-cell table:style-name="ce11"/>
          <table:table-cell table:number-columns-repeated="2"/>
          <table:table-cell table:style-name="ce11"/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" office:value-type="string" calcext:value-type="string">
            <text:p>CDCDCDCDCD43</text:p>
          </table:table-cell>
          <table:table-cell table:style-name="ce9" office:value-type="string" calcext:value-type="string">
            <text:p>ABABABABAB43</text:p>
          </table:table-cell>
          <table:table-cell table:style-name="ce10" table:formula="of:=MAX(([.B29]=[.B$1])+([.C29]=[.C$1]); ([.B29]=[.C$1])+([.C29]=[.B$1]))" office:value-type="float" office:value="1" calcext:value-type="float">
            <text:p>1</text:p>
          </table:table-cell>
          <table:table-cell table:number-columns-repeated="4"/>
          <table:table-cell table:style-name="ce11"/>
          <table:table-cell table:number-columns-repeated="2"/>
          <table:table-cell table:style-name="ce11"/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30]=[.B$1])+([.C30]=[.C$1]); ([.B30]=[.C$1])+([.C30]=[.B$1]))" office:value-type="float" office:value="1" calcext:value-type="float">
            <text:p>1</text:p>
          </table:table-cell>
          <table:table-cell table:number-columns-repeated="4"/>
          <table:table-cell table:style-name="ce11"/>
          <table:table-cell table:number-columns-repeated="2"/>
          <table:table-cell table:style-name="ce11"/>
          <table:table-cell table:number-columns-repeated="100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31]=[.B$1])+([.C31]=[.C$1]); ([.B31]=[.C$1])+([.C31]=[.B$1]))" office:value-type="float" office:value="1" calcext:value-type="float">
            <text:p>1</text:p>
          </table:table-cell>
          <table:table-cell table:number-columns-repeated="4"/>
          <table:table-cell table:style-name="ce11"/>
          <table:table-cell table:number-columns-repeated="2"/>
          <table:table-cell table:style-name="ce11"/>
          <table:table-cell table:number-columns-repeated="100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32]=[.B$1])+([.C32]=[.C$1]); ([.B32]=[.C$1])+([.C32]=[.B$1]))" office:value-type="float" office:value="1" calcext:value-type="float">
            <text:p>1</text:p>
          </table:table-cell>
          <table:table-cell table:number-columns-repeated="4"/>
          <table:table-cell table:style-name="ce11"/>
          <table:table-cell table:number-columns-repeated="2"/>
          <table:table-cell table:style-name="ce11"/>
          <table:table-cell table:number-columns-repeated="1009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33]=[.B$1])+([.C33]=[.C$1]); ([.B33]=[.C$1])+([.C33]=[.B$1]))" office:value-type="float" office:value="1" calcext:value-type="float">
            <text:p>1</text:p>
          </table:table-cell>
          <table:table-cell table:number-columns-repeated="4"/>
          <table:table-cell table:style-name="ce11"/>
          <table:table-cell table:number-columns-repeated="2"/>
          <table:table-cell table:style-name="ce11"/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34]=[.B$1])+([.C34]=[.C$1]); ([.B34]=[.C$1])+([.C34]=[.B$1]))" office:value-type="float" office:value="1" calcext:value-type="float">
            <text:p>1</text:p>
          </table:table-cell>
          <table:table-cell table:number-columns-repeated="4"/>
          <table:table-cell table:style-name="ce11"/>
          <table:table-cell table:number-columns-repeated="2"/>
          <table:table-cell table:style-name="ce11"/>
          <table:table-cell table:number-columns-repeated="100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" office:value-type="string" calcext:value-type="string">
            <text:p>CDCDCDCDCD43</text:p>
          </table:table-cell>
          <table:table-cell table:style-name="ce9" office:value-type="string" calcext:value-type="string">
            <text:p>ABABABABAB43</text:p>
          </table:table-cell>
          <table:table-cell table:style-name="ce10" table:formula="of:=MAX(([.B35]=[.B$1])+([.C35]=[.C$1]); ([.B35]=[.C$1])+([.C35]=[.B$1]))" office:value-type="float" office:value="1" calcext:value-type="float">
            <text:p>1</text:p>
          </table:table-cell>
          <table:table-cell table:number-columns-repeated="4"/>
          <table:table-cell table:style-name="ce11"/>
          <table:table-cell table:number-columns-repeated="2"/>
          <table:table-cell table:style-name="ce11"/>
          <table:table-cell table:number-columns-repeated="100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CDCDCDCDCD43</text:p>
          </table:table-cell>
          <table:table-cell table:style-name="ce9" office:value-type="string" calcext:value-type="string">
            <text:p>000000000000</text:p>
          </table:table-cell>
          <table:table-cell table:style-name="ce10" table:formula="of:=MAX(([.B36]=[.B$1])+([.C36]=[.C$1]); ([.B36]=[.C$1])+([.C36]=[.B$1]))" office:value-type="float" office:value="0" calcext:value-type="float">
            <text:p>0</text:p>
          </table:table-cell>
          <table:table-cell table:number-columns-repeated="4"/>
          <table:table-cell table:style-name="ce11"/>
          <table:table-cell table:number-columns-repeated="2"/>
          <table:table-cell table:style-name="ce11"/>
          <table:table-cell table:number-columns-repeated="1009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37]=[.B$1])+([.C37]=[.C$1]); ([.B37]=[.C$1])+([.C37]=[.B$1]))" office:value-type="float" office:value="1" calcext:value-type="float">
            <text:p>1</text:p>
          </table:table-cell>
          <table:table-cell table:number-columns-repeated="4"/>
          <table:table-cell table:style-name="ce11"/>
          <table:table-cell table:number-columns-repeated="101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38]=[.B$1])+([.C38]=[.C$1]); ([.B38]=[.C$1])+([.C38]=[.B$1])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39]=[.B$1])+([.C39]=[.C$1]); ([.B39]=[.C$1])+([.C39]=[.B$1])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40]=[.B$1])+([.C40]=[.C$1]); ([.B40]=[.C$1])+([.C40]=[.B$1])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9" office:value-type="string" calcext:value-type="string">
            <text:p>EFEFEFEFEF44</text:p>
          </table:table-cell>
          <table:table-cell table:style-name="ce9" office:value-type="string" calcext:value-type="string">
            <text:p>CDCDCDCDCD43</text:p>
          </table:table-cell>
          <table:table-cell table:style-name="ce10" table:formula="of:=MAX(([.B41]=[.B$1])+([.C41]=[.C$1]); ([.B41]=[.C$1])+([.C41]=[.B$1])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9" office:value-type="string" calcext:value-type="string">
            <text:p>ABABABABAB42</text:p>
          </table:table-cell>
          <table:table-cell table:style-name="ce9" office:value-type="string" calcext:value-type="string">
            <text:p>ABABABABAB43</text:p>
          </table:table-cell>
          <table:table-cell table:style-name="ce10" table:formula="of:=MAX(([.B42]=[.B$1])+([.C42]=[.C$1]); ([.B42]=[.C$1])+([.C42]=[.B$1])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9" office:value-type="string" calcext:value-type="string">
            <text:p>ABABABABAB42</text:p>
          </table:table-cell>
          <table:table-cell table:style-name="ce9" office:value-type="string" calcext:value-type="string">
            <text:p>ABABABABAB43</text:p>
          </table:table-cell>
          <table:table-cell table:style-name="ce10" table:formula="of:=MAX(([.B43]=[.B$1])+([.C43]=[.C$1]); ([.B43]=[.C$1])+([.C43]=[.B$1]))" office:value-type="float" office:value="1" calcext:value-type="float">
            <text:p>1</text:p>
          </table:table-cell>
          <table:table-cell table:number-columns-repeated="7"/>
          <table:table-cell table:style-name="ce11"/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" office:value-type="string" calcext:value-type="string">
            <text:p>ABABABABAB42</text:p>
          </table:table-cell>
          <table:table-cell table:style-name="ce9" office:value-type="string" calcext:value-type="string">
            <text:p>ABABABABAB43</text:p>
          </table:table-cell>
          <table:table-cell table:style-name="ce10" table:formula="of:=MAX(([.B44]=[.B$1])+([.C44]=[.C$1]); ([.B44]=[.C$1])+([.C44]=[.B$1]))" office:value-type="float" office:value="1" calcext:value-type="float">
            <text:p>1</text:p>
          </table:table-cell>
          <table:table-cell table:number-columns-repeated="4"/>
          <table:table-cell table:style-name="ce11"/>
          <table:table-cell table:number-columns-repeated="2"/>
          <table:table-cell table:style-name="ce11"/>
          <table:table-cell table:number-columns-repeated="1009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9" office:value-type="string" calcext:value-type="string">
            <text:p>ABABABABAB42</text:p>
          </table:table-cell>
          <table:table-cell table:style-name="ce9" office:value-type="string" calcext:value-type="string">
            <text:p>ABABABABAB43</text:p>
          </table:table-cell>
          <table:table-cell table:style-name="ce10" table:formula="of:=MAX(([.B45]=[.B$1])+([.C45]=[.C$1]); ([.B45]=[.C$1])+([.C45]=[.B$1]))" office:value-type="float" office:value="1" calcext:value-type="float">
            <text:p>1</text:p>
          </table:table-cell>
          <table:table-cell table:number-columns-repeated="4"/>
          <table:table-cell table:style-name="ce11"/>
          <table:table-cell table:number-columns-repeated="2"/>
          <table:table-cell table:style-name="ce11"/>
          <table:table-cell table:number-columns-repeated="100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9" office:value-type="string" calcext:value-type="string">
            <text:p>000000000000</text:p>
          </table:table-cell>
          <table:table-cell table:style-name="ce9" office:value-type="string" calcext:value-type="string">
            <text:p>CDCDCDCDCD43</text:p>
          </table:table-cell>
          <table:table-cell table:style-name="ce10" table:formula="of:=MAX(([.B46]=[.B$1])+([.C46]=[.C$1]); ([.B46]=[.C$1])+([.C46]=[.B$1]))" office:value-type="float" office:value="0" calcext:value-type="float">
            <text:p>0</text:p>
          </table:table-cell>
          <table:table-cell table:number-columns-repeated="4"/>
          <table:table-cell table:style-name="ce11"/>
          <table:table-cell table:number-columns-repeated="2"/>
          <table:table-cell table:style-name="ce11"/>
          <table:table-cell table:number-columns-repeated="1009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9" office:value-type="string" calcext:value-type="string">
            <text:p>CDCDCDCDCD43</text:p>
          </table:table-cell>
          <table:table-cell table:style-name="ce9" office:value-type="string" calcext:value-type="string">
            <text:p>000000000000</text:p>
          </table:table-cell>
          <table:table-cell table:style-name="ce10" table:formula="of:=MAX(([.B47]=[.B$1])+([.C47]=[.C$1]); ([.B47]=[.C$1])+([.C47]=[.B$1]))" office:value-type="float" office:value="0" calcext:value-type="float">
            <text:p>0</text:p>
          </table:table-cell>
          <table:table-cell table:number-columns-repeated="4"/>
          <table:table-cell table:style-name="ce11"/>
          <table:table-cell table:number-columns-repeated="2"/>
          <table:table-cell table:style-name="ce12"/>
          <table:table-cell table:number-columns-repeated="1009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48]=[.B$1])+([.C48]=[.C$1]); ([.B48]=[.C$1])+([.C48]=[.B$1]))" office:value-type="float" office:value="1" calcext:value-type="float">
            <text:p>1</text:p>
          </table:table-cell>
          <table:table-cell table:number-columns-repeated="4"/>
          <table:table-cell table:style-name="ce12"/>
          <table:table-cell table:number-columns-repeated="2"/>
          <table:table-cell table:style-name="ce12"/>
          <table:table-cell table:number-columns-repeated="1009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49]=[.B$1])+([.C49]=[.C$1]); ([.B49]=[.C$1])+([.C49]=[.B$1]))" office:value-type="float" office:value="1" calcext:value-type="float">
            <text:p>1</text:p>
          </table:table-cell>
          <table:table-cell table:number-columns-repeated="4"/>
          <table:table-cell table:style-name="ce12"/>
          <table:table-cell table:number-columns-repeated="2"/>
          <table:table-cell table:style-name="ce12"/>
          <table:table-cell table:number-columns-repeated="1009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9" office:value-type="string" calcext:value-type="string">
            <text:p>ABABABABAB42</text:p>
          </table:table-cell>
          <table:table-cell table:style-name="ce9" office:value-type="string" calcext:value-type="string">
            <text:p>ABABABABAB43</text:p>
          </table:table-cell>
          <table:table-cell table:style-name="ce10" table:formula="of:=MAX(([.B50]=[.B$1])+([.C50]=[.C$1]); ([.B50]=[.C$1])+([.C50]=[.B$1]))" office:value-type="float" office:value="1" calcext:value-type="float">
            <text:p>1</text:p>
          </table:table-cell>
          <table:table-cell table:number-columns-repeated="4"/>
          <table:table-cell table:style-name="ce12"/>
          <table:table-cell table:number-columns-repeated="2"/>
          <table:table-cell table:style-name="ce12"/>
          <table:table-cell table:number-columns-repeated="1009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9" office:value-type="string" calcext:value-type="string">
            <text:p>ABABABABAB42</text:p>
          </table:table-cell>
          <table:table-cell table:style-name="ce9" office:value-type="string" calcext:value-type="string">
            <text:p>ABABABABAB43</text:p>
          </table:table-cell>
          <table:table-cell table:style-name="ce10" table:formula="of:=MAX(([.B51]=[.B$1])+([.C51]=[.C$1]); ([.B51]=[.C$1])+([.C51]=[.B$1]))" office:value-type="float" office:value="1" calcext:value-type="float">
            <text:p>1</text:p>
          </table:table-cell>
          <table:table-cell table:number-columns-repeated="4"/>
          <table:table-cell table:style-name="ce12"/>
          <table:table-cell table:number-columns-repeated="2"/>
          <table:table-cell table:style-name="ce12"/>
          <table:table-cell table:number-columns-repeated="1009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52]=[.B$1])+([.C52]=[.C$1]); ([.B52]=[.C$1])+([.C52]=[.B$1]))" office:value-type="float" office:value="1" calcext:value-type="float">
            <text:p>1</text:p>
          </table:table-cell>
          <table:table-cell table:number-columns-repeated="4"/>
          <table:table-cell table:style-name="ce12"/>
          <table:table-cell table:number-columns-repeated="2"/>
          <table:table-cell table:style-name="ce12"/>
          <table:table-cell table:number-columns-repeated="1009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53]=[.B$1])+([.C53]=[.C$1]); ([.B53]=[.C$1])+([.C53]=[.B$1]))" office:value-type="float" office:value="1" calcext:value-type="float">
            <text:p>1</text:p>
          </table:table-cell>
          <table:table-cell table:number-columns-repeated="4"/>
          <table:table-cell table:style-name="ce12"/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54]=[.B$1])+([.C54]=[.C$1]); ([.B54]=[.C$1])+([.C54]=[.B$1])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9" office:value-type="string" calcext:value-type="string">
            <text:p>CDCDCDCDCD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55]=[.B$1])+([.C55]=[.C$1]); ([.B55]=[.C$1])+([.C55]=[.B$1]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56]=[.B$1])+([.C56]=[.C$1]); ([.B56]=[.C$1])+([.C56]=[.B$1])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57]=[.B$1])+([.C57]=[.C$1]); ([.B57]=[.C$1])+([.C57]=[.B$1])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58]=[.B$1])+([.C58]=[.C$1]); ([.B58]=[.C$1])+([.C58]=[.B$1])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59]=[.B$1])+([.C59]=[.C$1]); ([.B59]=[.C$1])+([.C59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09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60]=[.B$1])+([.C60]=[.C$1]); ([.B60]=[.C$1])+([.C60]=[.B$1]))" office:value-type="float" office:value="1" calcext:value-type="float">
            <text:p>1</text:p>
          </table:table-cell>
          <table:table-cell table:number-columns-repeated="4"/>
          <table:table-cell table:style-name="ce12"/>
          <table:table-cell table:number-columns-repeated="2"/>
          <table:table-cell table:style-name="ce12"/>
          <table:table-cell table:number-columns-repeated="1009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61]=[.B$1])+([.C61]=[.C$1]); ([.B61]=[.C$1])+([.C61]=[.B$1]))" office:value-type="float" office:value="1" calcext:value-type="float">
            <text:p>1</text:p>
          </table:table-cell>
          <table:table-cell table:number-columns-repeated="4"/>
          <table:table-cell table:style-name="ce12"/>
          <table:table-cell table:number-columns-repeated="2"/>
          <table:table-cell table:style-name="ce12"/>
          <table:table-cell table:number-columns-repeated="1009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62]=[.B$1])+([.C62]=[.C$1]); ([.B62]=[.C$1])+([.C62]=[.B$1]))" office:value-type="float" office:value="1" calcext:value-type="float">
            <text:p>1</text:p>
          </table:table-cell>
          <table:table-cell table:number-columns-repeated="4"/>
          <table:table-cell table:style-name="ce12"/>
          <table:table-cell table:number-columns-repeated="2"/>
          <table:table-cell table:style-name="ce12"/>
          <table:table-cell table:number-columns-repeated="1009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63]=[.B$1])+([.C63]=[.C$1]); ([.B63]=[.C$1])+([.C63]=[.B$1]))" office:value-type="float" office:value="1" calcext:value-type="float">
            <text:p>1</text:p>
          </table:table-cell>
          <table:table-cell table:number-columns-repeated="4"/>
          <table:table-cell table:style-name="ce12"/>
          <table:table-cell table:number-columns-repeated="2"/>
          <table:table-cell table:style-name="ce12"/>
          <table:table-cell table:number-columns-repeated="100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9" office:value-type="string" calcext:value-type="string">
            <text:p>EFEFEFEFEF44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64]=[.B$1])+([.C64]=[.C$1]); ([.B64]=[.C$1])+([.C64]=[.B$1]))" office:value-type="float" office:value="1" calcext:value-type="float">
            <text:p>1</text:p>
          </table:table-cell>
          <table:table-cell table:number-columns-repeated="4"/>
          <table:table-cell table:style-name="ce12"/>
          <table:table-cell table:number-columns-repeated="2"/>
          <table:table-cell table:style-name="ce12"/>
          <table:table-cell table:number-columns-repeated="1009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9" office:value-type="string" calcext:value-type="string">
            <text:p>EFEFEFEFEF44</text:p>
          </table:table-cell>
          <table:table-cell table:style-name="ce9" office:value-type="string" calcext:value-type="string">
            <text:p>CDCDCDCDCD43</text:p>
          </table:table-cell>
          <table:table-cell table:style-name="ce10" table:formula="of:=MAX(([.B65]=[.B$1])+([.C65]=[.C$1]); ([.B65]=[.C$1])+([.C65]=[.B$1]))" office:value-type="float" office:value="1" calcext:value-type="float">
            <text:p>1</text:p>
          </table:table-cell>
          <table:table-cell table:number-columns-repeated="4"/>
          <table:table-cell table:style-name="ce12"/>
          <table:table-cell table:number-columns-repeated="2"/>
          <table:table-cell table:style-name="ce12"/>
          <table:table-cell table:number-columns-repeated="100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66]=[.B$1])+([.C66]=[.C$1]); ([.B66]=[.C$1])+([.C66]=[.B$1]))" office:value-type="float" office:value="1" calcext:value-type="float">
            <text:p>1</text:p>
          </table:table-cell>
          <table:table-cell table:number-columns-repeated="4"/>
          <table:table-cell table:style-name="ce12"/>
          <table:table-cell table:number-columns-repeated="2"/>
          <table:table-cell table:style-name="ce12"/>
          <table:table-cell table:number-columns-repeated="1009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67]=[.B$1])+([.C67]=[.C$1]); ([.B67]=[.C$1])+([.C67]=[.B$1]))" office:value-type="float" office:value="1" calcext:value-type="float">
            <text:p>1</text:p>
          </table:table-cell>
          <table:table-cell table:number-columns-repeated="4"/>
          <table:table-cell table:style-name="ce12"/>
          <table:table-cell table:number-columns-repeated="2"/>
          <table:table-cell table:style-name="ce12"/>
          <table:table-cell table:number-columns-repeated="1009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68]=[.B$1])+([.C68]=[.C$1]); ([.B68]=[.C$1])+([.C68]=[.B$1]))" office:value-type="float" office:value="1" calcext:value-type="float">
            <text:p>1</text:p>
          </table:table-cell>
          <table:table-cell table:number-columns-repeated="4"/>
          <table:table-cell table:style-name="ce12"/>
          <table:table-cell table:number-columns-repeated="2"/>
          <table:table-cell table:style-name="ce12"/>
          <table:table-cell table:number-columns-repeated="1009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69]=[.B$1])+([.C69]=[.C$1]); ([.B69]=[.C$1])+([.C69]=[.B$1]))" office:value-type="float" office:value="1" calcext:value-type="float">
            <text:p>1</text:p>
          </table:table-cell>
          <table:table-cell table:number-columns-repeated="4"/>
          <table:table-cell table:style-name="ce12"/>
          <table:table-cell table:number-columns-repeated="1012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70]=[.B$1])+([.C70]=[.C$1]); ([.B70]=[.C$1])+([.C70]=[.B$1])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71]=[.B$1])+([.C71]=[.C$1]); ([.B71]=[.C$1])+([.C71]=[.B$1])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72]=[.B$1])+([.C72]=[.C$1]); ([.B72]=[.C$1])+([.C72]=[.B$1])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73]=[.B$1])+([.C73]=[.C$1]); ([.B73]=[.C$1])+([.C73]=[.B$1])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74]=[.B$1])+([.C74]=[.C$1]); ([.B74]=[.C$1])+([.C74]=[.B$1])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75]=[.B$1])+([.C75]=[.C$1]); ([.B75]=[.C$1])+([.C75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09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76]=[.B$1])+([.C76]=[.C$1]); ([.B76]=[.C$1])+([.C76]=[.B$1]))" office:value-type="float" office:value="1" calcext:value-type="float">
            <text:p>1</text:p>
          </table:table-cell>
          <table:table-cell table:number-columns-repeated="4"/>
          <table:table-cell table:style-name="ce12"/>
          <table:table-cell table:number-columns-repeated="2"/>
          <table:table-cell table:style-name="ce12"/>
          <table:table-cell table:number-columns-repeated="1009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77]=[.B$1])+([.C77]=[.C$1]); ([.B77]=[.C$1])+([.C77]=[.B$1]))" office:value-type="float" office:value="1" calcext:value-type="float">
            <text:p>1</text:p>
          </table:table-cell>
          <table:table-cell table:number-columns-repeated="4"/>
          <table:table-cell table:style-name="ce12"/>
          <table:table-cell table:number-columns-repeated="2"/>
          <table:table-cell table:style-name="ce12"/>
          <table:table-cell table:number-columns-repeated="1009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9" office:value-type="string" calcext:value-type="string">
            <text:p>CDCDCDCDCD43</text:p>
          </table:table-cell>
          <table:table-cell table:style-name="ce9" office:value-type="string" calcext:value-type="string">
            <text:p>ABABABABAB43</text:p>
          </table:table-cell>
          <table:table-cell table:style-name="ce10" table:formula="of:=MAX(([.B78]=[.B$1])+([.C78]=[.C$1]); ([.B78]=[.C$1])+([.C78]=[.B$1]))" office:value-type="float" office:value="1" calcext:value-type="float">
            <text:p>1</text:p>
          </table:table-cell>
          <table:table-cell table:number-columns-repeated="4"/>
          <table:table-cell table:style-name="ce12"/>
          <table:table-cell table:number-columns-repeated="2"/>
          <table:table-cell table:style-name="ce12"/>
          <table:table-cell table:number-columns-repeated="1009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9" office:value-type="string" calcext:value-type="string">
            <text:p>CDCDCDCDCD43</text:p>
          </table:table-cell>
          <table:table-cell table:style-name="ce9" office:value-type="string" calcext:value-type="string">
            <text:p>ABABABABAB43</text:p>
          </table:table-cell>
          <table:table-cell table:style-name="ce10" table:formula="of:=MAX(([.B79]=[.B$1])+([.C79]=[.C$1]); ([.B79]=[.C$1])+([.C79]=[.B$1]))" office:value-type="float" office:value="1" calcext:value-type="float">
            <text:p>1</text:p>
          </table:table-cell>
          <table:table-cell table:number-columns-repeated="4"/>
          <table:table-cell table:style-name="ce12"/>
          <table:table-cell table:number-columns-repeated="2"/>
          <table:table-cell table:style-name="ce12"/>
          <table:table-cell table:number-columns-repeated="1009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80]=[.B$1])+([.C80]=[.C$1]); ([.B80]=[.C$1])+([.C80]=[.B$1]))" office:value-type="float" office:value="1" calcext:value-type="float">
            <text:p>1</text:p>
          </table:table-cell>
          <table:table-cell table:number-columns-repeated="4"/>
          <table:table-cell table:style-name="ce12"/>
          <table:table-cell table:number-columns-repeated="2"/>
          <table:table-cell table:style-name="ce12"/>
          <table:table-cell table:number-columns-repeated="1009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81]=[.B$1])+([.C81]=[.C$1]); ([.B81]=[.C$1])+([.C81]=[.B$1]))" office:value-type="float" office:value="1" calcext:value-type="float">
            <text:p>1</text:p>
          </table:table-cell>
          <table:table-cell table:number-columns-repeated="4"/>
          <table:table-cell table:style-name="ce12"/>
          <table:table-cell table:number-columns-repeated="2"/>
          <table:table-cell table:style-name="ce12"/>
          <table:table-cell table:number-columns-repeated="1009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82]=[.B$1])+([.C82]=[.C$1]); ([.B82]=[.C$1])+([.C82]=[.B$1]))" office:value-type="float" office:value="1" calcext:value-type="float">
            <text:p>1</text:p>
          </table:table-cell>
          <table:table-cell table:number-columns-repeated="4"/>
          <table:table-cell table:style-name="ce12"/>
          <table:table-cell table:number-columns-repeated="2"/>
          <table:table-cell table:style-name="ce12"/>
          <table:table-cell table:number-columns-repeated="1009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83]=[.B$1])+([.C83]=[.C$1]); ([.B83]=[.C$1])+([.C83]=[.B$1]))" office:value-type="float" office:value="1" calcext:value-type="float">
            <text:p>1</text:p>
          </table:table-cell>
          <table:table-cell table:number-columns-repeated="4"/>
          <table:table-cell table:style-name="ce12"/>
          <table:table-cell table:number-columns-repeated="2"/>
          <table:table-cell table:style-name="ce12"/>
          <table:table-cell table:number-columns-repeated="1009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9" office:value-type="string" calcext:value-type="string">
            <text:p>CDCDCDCDCD43</text:p>
          </table:table-cell>
          <table:table-cell table:style-name="ce9" office:value-type="string" calcext:value-type="string">
            <text:p>ABABABABAB43</text:p>
          </table:table-cell>
          <table:table-cell table:style-name="ce10" table:formula="of:=MAX(([.B84]=[.B$1])+([.C84]=[.C$1]); ([.B84]=[.C$1])+([.C84]=[.B$1]))" office:value-type="float" office:value="1" calcext:value-type="float">
            <text:p>1</text:p>
          </table:table-cell>
          <table:table-cell table:number-columns-repeated="4"/>
          <table:table-cell table:style-name="ce12"/>
          <table:table-cell table:number-columns-repeated="2"/>
          <table:table-cell table:style-name="ce12"/>
          <table:table-cell table:number-columns-repeated="1009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9" office:value-type="string" calcext:value-type="string">
            <text:p>CDCDCDCDCD43</text:p>
          </table:table-cell>
          <table:table-cell table:style-name="ce9" office:value-type="string" calcext:value-type="string">
            <text:p>000000000000</text:p>
          </table:table-cell>
          <table:table-cell table:style-name="ce10" table:formula="of:=MAX(([.B85]=[.B$1])+([.C85]=[.C$1]); ([.B85]=[.C$1])+([.C85]=[.B$1]))" office:value-type="float" office:value="0" calcext:value-type="float">
            <text:p>0</text:p>
          </table:table-cell>
          <table:table-cell table:number-columns-repeated="4"/>
          <table:table-cell table:style-name="ce12"/>
          <table:table-cell table:number-columns-repeated="101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86]=[.B$1])+([.C86]=[.C$1]); ([.B86]=[.C$1])+([.C86]=[.B$1])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87]=[.B$1])+([.C87]=[.C$1]); ([.B87]=[.C$1])+([.C87]=[.B$1])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9" office:value-type="string" calcext:value-type="string">
            <text:p>CDCDCDCDCD43</text:p>
          </table:table-cell>
          <table:table-cell table:style-name="ce9" office:value-type="string" calcext:value-type="string">
            <text:p>ABABABABAB43</text:p>
          </table:table-cell>
          <table:table-cell table:style-name="ce10" table:formula="of:=MAX(([.B88]=[.B$1])+([.C88]=[.C$1]); ([.B88]=[.C$1])+([.C88]=[.B$1])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89]=[.B$1])+([.C89]=[.C$1]); ([.B89]=[.C$1])+([.C89]=[.B$1])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90]=[.B$1])+([.C90]=[.C$1]); ([.B90]=[.C$1])+([.C90]=[.B$1])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9" office:value-type="string" calcext:value-type="string">
            <text:p>CDCDCDCDCD43</text:p>
          </table:table-cell>
          <table:table-cell table:style-name="ce9" office:value-type="string" calcext:value-type="string">
            <text:p>000000000000</text:p>
          </table:table-cell>
          <table:table-cell table:style-name="ce10" table:formula="of:=MAX(([.B91]=[.B$1])+([.C91]=[.C$1]); ([.B91]=[.C$1])+([.C91]=[.B$1]))" office:value-type="float" office:value="0" calcext:value-type="float">
            <text:p>0</text:p>
          </table:table-cell>
          <table:table-cell table:number-columns-repeated="7"/>
          <table:table-cell table:style-name="ce12"/>
          <table:table-cell table:number-columns-repeated="1009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9" office:value-type="string" calcext:value-type="string">
            <text:p>ABABABABAB42</text:p>
          </table:table-cell>
          <table:table-cell table:style-name="ce9" office:value-type="string" calcext:value-type="string">
            <text:p>ABABABABAB43</text:p>
          </table:table-cell>
          <table:table-cell table:style-name="ce10" table:formula="of:=MAX(([.B92]=[.B$1])+([.C92]=[.C$1]); ([.B92]=[.C$1])+([.C92]=[.B$1]))" office:value-type="float" office:value="1" calcext:value-type="float">
            <text:p>1</text:p>
          </table:table-cell>
          <table:table-cell table:number-columns-repeated="4"/>
          <table:table-cell table:style-name="ce12"/>
          <table:table-cell table:number-columns-repeated="2"/>
          <table:table-cell table:style-name="ce12"/>
          <table:table-cell table:number-columns-repeated="1009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9" office:value-type="string" calcext:value-type="string">
            <text:p>CDCDCDCDCD43</text:p>
          </table:table-cell>
          <table:table-cell table:style-name="ce9" office:value-type="string" calcext:value-type="string">
            <text:p>000000000000</text:p>
          </table:table-cell>
          <table:table-cell table:style-name="ce10" table:formula="of:=MAX(([.B93]=[.B$1])+([.C93]=[.C$1]); ([.B93]=[.C$1])+([.C93]=[.B$1]))" office:value-type="float" office:value="0" calcext:value-type="float">
            <text:p>0</text:p>
          </table:table-cell>
          <table:table-cell table:number-columns-repeated="4"/>
          <table:table-cell table:style-name="ce12"/>
          <table:table-cell table:number-columns-repeated="2"/>
          <table:table-cell table:style-name="ce12"/>
          <table:table-cell table:number-columns-repeated="1009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94]=[.B$1])+([.C94]=[.C$1]); ([.B94]=[.C$1])+([.C94]=[.B$1]))" office:value-type="float" office:value="1" calcext:value-type="float">
            <text:p>1</text:p>
          </table:table-cell>
          <table:table-cell table:number-columns-repeated="4"/>
          <table:table-cell table:style-name="ce12"/>
          <table:table-cell table:number-columns-repeated="2"/>
          <table:table-cell table:style-name="ce12"/>
          <table:table-cell table:number-columns-repeated="1009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95]=[.B$1])+([.C95]=[.C$1]); ([.B95]=[.C$1])+([.C95]=[.B$1]))" office:value-type="float" office:value="1" calcext:value-type="float">
            <text:p>1</text:p>
          </table:table-cell>
          <table:table-cell table:number-columns-repeated="4"/>
          <table:table-cell table:style-name="ce12"/>
          <table:table-cell table:number-columns-repeated="2"/>
          <table:table-cell table:style-name="ce12"/>
          <table:table-cell table:number-columns-repeated="100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96]=[.B$1])+([.C96]=[.C$1]); ([.B96]=[.C$1])+([.C96]=[.B$1]))" office:value-type="float" office:value="1" calcext:value-type="float">
            <text:p>1</text:p>
          </table:table-cell>
          <table:table-cell table:number-columns-repeated="4"/>
          <table:table-cell table:style-name="ce12"/>
          <table:table-cell table:number-columns-repeated="2"/>
          <table:table-cell table:style-name="ce12"/>
          <table:table-cell table:number-columns-repeated="1009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97]=[.B$1])+([.C97]=[.C$1]); ([.B97]=[.C$1])+([.C97]=[.B$1]))" office:value-type="float" office:value="1" calcext:value-type="float">
            <text:p>1</text:p>
          </table:table-cell>
          <table:table-cell table:number-columns-repeated="4"/>
          <table:table-cell table:style-name="ce12"/>
          <table:table-cell table:number-columns-repeated="2"/>
          <table:table-cell table:style-name="ce12"/>
          <table:table-cell table:number-columns-repeated="1009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98]=[.B$1])+([.C98]=[.C$1]); ([.B98]=[.C$1])+([.C98]=[.B$1]))" office:value-type="float" office:value="1" calcext:value-type="float">
            <text:p>1</text:p>
          </table:table-cell>
          <table:table-cell table:number-columns-repeated="4"/>
          <table:table-cell table:style-name="ce12"/>
          <table:table-cell table:number-columns-repeated="2"/>
          <table:table-cell table:style-name="ce12"/>
          <table:table-cell table:number-columns-repeated="1009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99]=[.B$1])+([.C99]=[.C$1]); ([.B99]=[.C$1])+([.C99]=[.B$1]))" office:value-type="float" office:value="1" calcext:value-type="float">
            <text:p>1</text:p>
          </table:table-cell>
          <table:table-cell table:number-columns-repeated="4"/>
          <table:table-cell table:style-name="ce12"/>
          <table:table-cell table:number-columns-repeated="2"/>
          <table:table-cell table:style-name="ce12"/>
          <table:table-cell table:number-columns-repeated="1009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100]=[.B$1])+([.C100]=[.C$1]); ([.B100]=[.C$1])+([.C100]=[.B$1]))" office:value-type="float" office:value="1" calcext:value-type="float">
            <text:p>1</text:p>
          </table:table-cell>
          <table:table-cell table:number-columns-repeated="4"/>
          <table:table-cell table:style-name="ce12"/>
          <table:table-cell table:number-columns-repeated="2"/>
          <table:table-cell table:style-name="ce12"/>
          <table:table-cell table:number-columns-repeated="1009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101]=[.B$1])+([.C101]=[.C$1]); ([.B101]=[.C$1])+([.C101]=[.B$1]))" office:value-type="float" office:value="1" calcext:value-type="float">
            <text:p>1</text:p>
          </table:table-cell>
          <table:table-cell table:number-columns-repeated="4"/>
          <table:table-cell table:style-name="ce12"/>
          <table:table-cell table:number-columns-repeated="1012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102]=[.B$1])+([.C102]=[.C$1]); ([.B102]=[.C$1])+([.C102]=[.B$1])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103]=[.B$1])+([.C103]=[.C$1]); ([.B103]=[.C$1])+([.C103]=[.B$1])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104]=[.B$1])+([.C104]=[.C$1]); ([.B104]=[.C$1])+([.C104]=[.B$1])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105]=[.B$1])+([.C105]=[.C$1]); ([.B105]=[.C$1])+([.C105]=[.B$1])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106]=[.B$1])+([.C106]=[.C$1]); ([.B106]=[.C$1])+([.C106]=[.B$1])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9" office:value-type="string" calcext:value-type="string">
            <text:p>ABABABABAB42</text:p>
          </table:table-cell>
          <table:table-cell table:style-name="ce9" office:value-type="string" calcext:value-type="string">
            <text:p>ABABABABAB43</text:p>
          </table:table-cell>
          <table:table-cell table:style-name="ce10" table:formula="of:=MAX(([.B107]=[.B$1])+([.C107]=[.C$1]); ([.B107]=[.C$1])+([.C107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09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9" office:value-type="string" calcext:value-type="string">
            <text:p>EFEFEFEFEF44</text:p>
          </table:table-cell>
          <table:table-cell table:style-name="ce9" office:value-type="string" calcext:value-type="string">
            <text:p>CDCDCDCDCD43</text:p>
          </table:table-cell>
          <table:table-cell table:style-name="ce10" table:formula="of:=MAX(([.B108]=[.B$1])+([.C108]=[.C$1]); ([.B108]=[.C$1])+([.C108]=[.B$1]))" office:value-type="float" office:value="1" calcext:value-type="float">
            <text:p>1</text:p>
          </table:table-cell>
          <table:table-cell table:number-columns-repeated="4"/>
          <table:table-cell table:style-name="ce12"/>
          <table:table-cell table:number-columns-repeated="2"/>
          <table:table-cell table:style-name="ce12"/>
          <table:table-cell table:number-columns-repeated="1009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109]=[.B$1])+([.C109]=[.C$1]); ([.B109]=[.C$1])+([.C109]=[.B$1]))" office:value-type="float" office:value="1" calcext:value-type="float">
            <text:p>1</text:p>
          </table:table-cell>
          <table:table-cell table:number-columns-repeated="4"/>
          <table:table-cell table:style-name="ce12"/>
          <table:table-cell table:number-columns-repeated="2"/>
          <table:table-cell table:style-name="ce12"/>
          <table:table-cell table:number-columns-repeated="1009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110]=[.B$1])+([.C110]=[.C$1]); ([.B110]=[.C$1])+([.C110]=[.B$1]))" office:value-type="float" office:value="1" calcext:value-type="float">
            <text:p>1</text:p>
          </table:table-cell>
          <table:table-cell table:number-columns-repeated="4"/>
          <table:table-cell table:style-name="ce12"/>
          <table:table-cell table:number-columns-repeated="2"/>
          <table:table-cell table:style-name="ce12"/>
          <table:table-cell table:number-columns-repeated="1009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111]=[.B$1])+([.C111]=[.C$1]); ([.B111]=[.C$1])+([.C111]=[.B$1]))" office:value-type="float" office:value="1" calcext:value-type="float">
            <text:p>1</text:p>
          </table:table-cell>
          <table:table-cell table:number-columns-repeated="4"/>
          <table:table-cell table:style-name="ce12"/>
          <table:table-cell table:number-columns-repeated="2"/>
          <table:table-cell table:style-name="ce12"/>
          <table:table-cell table:number-columns-repeated="1009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112]=[.B$1])+([.C112]=[.C$1]); ([.B112]=[.C$1])+([.C112]=[.B$1]))" office:value-type="float" office:value="1" calcext:value-type="float">
            <text:p>1</text:p>
          </table:table-cell>
          <table:table-cell table:number-columns-repeated="4"/>
          <table:table-cell table:style-name="ce12"/>
          <table:table-cell table:number-columns-repeated="2"/>
          <table:table-cell table:style-name="ce12"/>
          <table:table-cell table:number-columns-repeated="1009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9" office:value-type="string" calcext:value-type="string">
            <text:p>EFEFEFEFEF44</text:p>
          </table:table-cell>
          <table:table-cell table:style-name="ce9" office:value-type="string" calcext:value-type="string">
            <text:p>CDCDCDCDCD43</text:p>
          </table:table-cell>
          <table:table-cell table:style-name="ce10" table:formula="of:=MAX(([.B113]=[.B$1])+([.C113]=[.C$1]); ([.B113]=[.C$1])+([.C113]=[.B$1]))" office:value-type="float" office:value="1" calcext:value-type="float">
            <text:p>1</text:p>
          </table:table-cell>
          <table:table-cell table:number-columns-repeated="4"/>
          <table:table-cell table:style-name="ce12"/>
          <table:table-cell table:number-columns-repeated="2"/>
          <table:table-cell table:style-name="ce12"/>
          <table:table-cell table:number-columns-repeated="1009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9" office:value-type="string" calcext:value-type="string">
            <text:p>ABABABABAB42</text:p>
          </table:table-cell>
          <table:table-cell table:style-name="ce9" office:value-type="string" calcext:value-type="string">
            <text:p>ABABABABAB43</text:p>
          </table:table-cell>
          <table:table-cell table:style-name="ce10" table:formula="of:=MAX(([.B114]=[.B$1])+([.C114]=[.C$1]); ([.B114]=[.C$1])+([.C114]=[.B$1]))" office:value-type="float" office:value="1" calcext:value-type="float">
            <text:p>1</text:p>
          </table:table-cell>
          <table:table-cell table:number-columns-repeated="4"/>
          <table:table-cell table:style-name="ce12"/>
          <table:table-cell table:number-columns-repeated="2"/>
          <table:table-cell table:style-name="ce12"/>
          <table:table-cell table:number-columns-repeated="1009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115]=[.B$1])+([.C115]=[.C$1]); ([.B115]=[.C$1])+([.C115]=[.B$1]))" office:value-type="float" office:value="1" calcext:value-type="float">
            <text:p>1</text:p>
          </table:table-cell>
          <table:table-cell table:number-columns-repeated="4"/>
          <table:table-cell table:style-name="ce12"/>
          <table:table-cell table:number-columns-repeated="2"/>
          <table:table-cell table:style-name="ce12"/>
          <table:table-cell table:number-columns-repeated="1009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9" office:value-type="string" calcext:value-type="string">
            <text:p>EFEFEFEFEF44</text:p>
          </table:table-cell>
          <table:table-cell table:style-name="ce9" office:value-type="string" calcext:value-type="string">
            <text:p>CDCDCDCDCD43</text:p>
          </table:table-cell>
          <table:table-cell table:style-name="ce10" table:formula="of:=MAX(([.B116]=[.B$1])+([.C116]=[.C$1]); ([.B116]=[.C$1])+([.C116]=[.B$1]))" office:value-type="float" office:value="1" calcext:value-type="float">
            <text:p>1</text:p>
          </table:table-cell>
          <table:table-cell table:number-columns-repeated="4"/>
          <table:table-cell table:style-name="ce12"/>
          <table:table-cell table:number-columns-repeated="2"/>
          <table:table-cell table:style-name="ce12"/>
          <table:table-cell table:number-columns-repeated="1009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117]=[.B$1])+([.C117]=[.C$1]); ([.B117]=[.C$1])+([.C117]=[.B$1]))" office:value-type="float" office:value="1" calcext:value-type="float">
            <text:p>1</text:p>
          </table:table-cell>
          <table:table-cell table:number-columns-repeated="4"/>
          <table:table-cell table:style-name="ce12"/>
          <table:table-cell table:number-columns-repeated="1012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9" office:value-type="string" calcext:value-type="string">
            <text:p>ABABABABAB42</text:p>
          </table:table-cell>
          <table:table-cell table:style-name="ce9" office:value-type="string" calcext:value-type="string">
            <text:p>EFEFEFEFEF44</text:p>
          </table:table-cell>
          <table:table-cell table:style-name="ce10" table:formula="of:=MAX(([.B118]=[.B$1])+([.C118]=[.C$1]); ([.B118]=[.C$1])+([.C118]=[.B$1])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9" office:value-type="string" calcext:value-type="string">
            <text:p>ABABABABAB42</text:p>
          </table:table-cell>
          <table:table-cell table:style-name="ce9" office:value-type="string" calcext:value-type="string">
            <text:p>ABABABABAB43</text:p>
          </table:table-cell>
          <table:table-cell table:style-name="ce10" table:formula="of:=MAX(([.B119]=[.B$1])+([.C119]=[.C$1]); ([.B119]=[.C$1])+([.C119]=[.B$1]))" office:value-type="float" office:value="1" calcext:value-type="float">
            <text:p>1</text:p>
          </table:table-cell>
          <table:table-cell table:number-columns-repeated="4"/>
          <table:table-cell table:style-name="ce11"/>
          <table:table-cell table:number-columns-repeated="1012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9" office:value-type="string" calcext:value-type="string">
            <text:p>EFEFEFEFEF44</text:p>
          </table:table-cell>
          <table:table-cell table:style-name="ce9" office:value-type="string" calcext:value-type="string">
            <text:p>000000000000</text:p>
          </table:table-cell>
          <table:table-cell table:style-name="ce10" table:formula="of:=MAX(([.B120]=[.B$1])+([.C120]=[.C$1]); ([.B120]=[.C$1])+([.C120]=[.B$1]))" office:value-type="float" office:value="1" calcext:value-type="float">
            <text:p>1</text:p>
          </table:table-cell>
          <table:table-cell table:number-columns-repeated="4"/>
          <table:table-cell table:style-name="ce11"/>
          <table:table-cell table:number-columns-repeated="1012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121]=[.B$1])+([.C121]=[.C$1]); ([.B121]=[.C$1])+([.C121]=[.B$1]))" office:value-type="float" office:value="1" calcext:value-type="float">
            <text:p>1</text:p>
          </table:table-cell>
          <table:table-cell table:number-columns-repeated="4"/>
          <table:table-cell table:style-name="ce11"/>
          <table:table-cell table:number-columns-repeated="1012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122]=[.B$1])+([.C122]=[.C$1]); ([.B122]=[.C$1])+([.C122]=[.B$1]))" office:value-type="float" office:value="1" calcext:value-type="float">
            <text:p>1</text:p>
          </table:table-cell>
          <table:table-cell table:number-columns-repeated="4"/>
          <table:table-cell table:style-name="ce11"/>
          <table:table-cell table:number-columns-repeated="1012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123]=[.B$1])+([.C123]=[.C$1]); ([.B123]=[.C$1])+([.C123]=[.B$1]))" office:value-type="float" office:value="1" calcext:value-type="float">
            <text:p>1</text:p>
          </table:table-cell>
          <table:table-cell table:number-columns-repeated="4"/>
          <table:table-cell table:style-name="ce11"/>
          <table:table-cell table:number-columns-repeated="2"/>
          <table:table-cell table:style-name="ce12"/>
          <table:table-cell table:number-columns-repeated="1009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9" office:value-type="string" calcext:value-type="string">
            <text:p>EFEFEFEFEF44</text:p>
          </table:table-cell>
          <table:table-cell table:style-name="ce9" office:value-type="string" calcext:value-type="string">
            <text:p>CDCDCDCDCD43</text:p>
          </table:table-cell>
          <table:table-cell table:style-name="ce10" table:formula="of:=MAX(([.B124]=[.B$1])+([.C124]=[.C$1]); ([.B124]=[.C$1])+([.C124]=[.B$1]))" office:value-type="float" office:value="1" calcext:value-type="float">
            <text:p>1</text:p>
          </table:table-cell>
          <table:table-cell table:number-columns-repeated="4"/>
          <table:table-cell table:style-name="ce11"/>
          <table:table-cell table:number-columns-repeated="2"/>
          <table:table-cell table:style-name="ce12"/>
          <table:table-cell table:number-columns-repeated="1009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125]=[.B$1])+([.C125]=[.C$1]); ([.B125]=[.C$1])+([.C125]=[.B$1]))" office:value-type="float" office:value="1" calcext:value-type="float">
            <text:p>1</text:p>
          </table:table-cell>
          <table:table-cell table:number-columns-repeated="4"/>
          <table:table-cell table:style-name="ce11"/>
          <table:table-cell table:number-columns-repeated="2"/>
          <table:table-cell table:style-name="ce12"/>
          <table:table-cell table:number-columns-repeated="1009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126]=[.B$1])+([.C126]=[.C$1]); ([.B126]=[.C$1])+([.C126]=[.B$1]))" office:value-type="float" office:value="1" calcext:value-type="float">
            <text:p>1</text:p>
          </table:table-cell>
          <table:table-cell table:number-columns-repeated="4"/>
          <table:table-cell table:style-name="ce11"/>
          <table:table-cell table:number-columns-repeated="2"/>
          <table:table-cell table:style-name="ce12"/>
          <table:table-cell table:number-columns-repeated="1009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9" office:value-type="string" calcext:value-type="string">
            <text:p>CDCDCDCDCD43</text:p>
          </table:table-cell>
          <table:table-cell table:style-name="ce9" office:value-type="string" calcext:value-type="string">
            <text:p>ABABABABAB43</text:p>
          </table:table-cell>
          <table:table-cell table:style-name="ce10" table:formula="of:=MAX(([.B127]=[.B$1])+([.C127]=[.C$1]); ([.B127]=[.C$1])+([.C127]=[.B$1]))" office:value-type="float" office:value="1" calcext:value-type="float">
            <text:p>1</text:p>
          </table:table-cell>
          <table:table-cell table:number-columns-repeated="4"/>
          <table:table-cell table:style-name="ce11"/>
          <table:table-cell table:number-columns-repeated="2"/>
          <table:table-cell table:style-name="ce12"/>
          <table:table-cell table:number-columns-repeated="1009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9" office:value-type="string" calcext:value-type="string">
            <text:p>ABABABABAB42</text:p>
          </table:table-cell>
          <table:table-cell table:style-name="ce9" office:value-type="string" calcext:value-type="string">
            <text:p>ABABABABAB43</text:p>
          </table:table-cell>
          <table:table-cell table:style-name="ce10" table:formula="of:=MAX(([.B128]=[.B$1])+([.C128]=[.C$1]); ([.B128]=[.C$1])+([.C128]=[.B$1]))" office:value-type="float" office:value="1" calcext:value-type="float">
            <text:p>1</text:p>
          </table:table-cell>
          <table:table-cell table:number-columns-repeated="4"/>
          <table:table-cell table:style-name="ce11"/>
          <table:table-cell table:number-columns-repeated="2"/>
          <table:table-cell table:style-name="ce12"/>
          <table:table-cell table:number-columns-repeated="1009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9" office:value-type="string" calcext:value-type="string">
            <text:p>ABABABABAB42</text:p>
          </table:table-cell>
          <table:table-cell table:style-name="ce9" office:value-type="string" calcext:value-type="string">
            <text:p>ABABABABAB43</text:p>
          </table:table-cell>
          <table:table-cell table:style-name="ce10" table:formula="of:=MAX(([.B129]=[.B$1])+([.C129]=[.C$1]); ([.B129]=[.C$1])+([.C129]=[.B$1]))" office:value-type="float" office:value="1" calcext:value-type="float">
            <text:p>1</text:p>
          </table:table-cell>
          <table:table-cell table:number-columns-repeated="4"/>
          <table:table-cell table:style-name="ce12"/>
          <table:table-cell table:number-columns-repeated="2"/>
          <table:table-cell table:style-name="ce12"/>
          <table:table-cell table:number-columns-repeated="1009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9" office:value-type="string" calcext:value-type="string">
            <text:p>EFEFEFEFEF44</text:p>
          </table:table-cell>
          <table:table-cell table:style-name="ce9" office:value-type="string" calcext:value-type="string">
            <text:p>CDCDCDCDCD43</text:p>
          </table:table-cell>
          <table:table-cell table:style-name="ce10" table:formula="of:=MAX(([.B130]=[.B$1])+([.C130]=[.C$1]); ([.B130]=[.C$1])+([.C130]=[.B$1]))" office:value-type="float" office:value="1" calcext:value-type="float">
            <text:p>1</text:p>
          </table:table-cell>
          <table:table-cell table:number-columns-repeated="4"/>
          <table:table-cell table:style-name="ce12"/>
          <table:table-cell table:number-columns-repeated="2"/>
          <table:table-cell table:style-name="ce12"/>
          <table:table-cell table:number-columns-repeated="1009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131]=[.B$1])+([.C131]=[.C$1]); ([.B131]=[.C$1])+([.C131]=[.B$1]))" office:value-type="float" office:value="1" calcext:value-type="float">
            <text:p>1</text:p>
          </table:table-cell>
          <table:table-cell table:number-columns-repeated="4"/>
          <table:table-cell table:style-name="ce12"/>
          <table:table-cell table:number-columns-repeated="2"/>
          <table:table-cell table:style-name="ce12"/>
          <table:table-cell table:number-columns-repeated="1009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ABABABABAB43</text:p>
          </table:table-cell>
          <table:table-cell table:style-name="ce9" office:value-type="string" calcext:value-type="string">
            <text:p>ABABABABAB42</text:p>
          </table:table-cell>
          <table:table-cell table:style-name="ce10" table:formula="of:=MAX(([.B132]=[.B$1])+([.C132]=[.C$1]); ([.B132]=[.C$1])+([.C132]=[.B$1]))" office:value-type="float" office:value="1" calcext:value-type="float">
            <text:p>1</text:p>
          </table:table-cell>
          <table:table-cell table:number-columns-repeated="4"/>
          <table:table-cell table:style-name="ce12"/>
          <table:table-cell table:number-columns-repeated="2"/>
          <table:table-cell table:style-name="ce12"/>
          <table:table-cell table:number-columns-repeated="1009"/>
        </table:table-row>
        <table:table-row table:style-name="ro1">
          <table:table-cell table:number-columns-repeated="8"/>
          <table:table-cell table:style-name="ce12"/>
          <table:table-cell table:number-columns-repeated="1012"/>
        </table:table-row>
        <table:table-row table:style-name="ro1">
          <table:table-cell table:number-columns-repeated="1021"/>
        </table:table-row>
        <table:table-row table:style-name="ro1" table:number-rows-repeated="4">
          <table:table-cell table:number-columns-repeated="8"/>
          <table:table-cell table:style-name="ce11"/>
          <table:table-cell table:number-columns-repeated="1012"/>
        </table:table-row>
        <table:table-row table:style-name="ro1">
          <table:table-cell table:number-columns-repeated="8"/>
          <table:table-cell table:style-name="ce11"/>
          <table:table-cell table:number-columns-repeated="2"/>
          <table:table-cell table:style-name="ce12"/>
          <table:table-cell table:number-columns-repeated="1009"/>
        </table:table-row>
        <table:table-row table:style-name="ro1" table:number-rows-repeated="5">
          <table:table-cell table:number-columns-repeated="8"/>
          <table:table-cell table:style-name="ce11"/>
          <table:table-cell table:number-columns-repeated="1012"/>
        </table:table-row>
        <table:table-row table:style-name="ro1" table:number-rows-repeated="6">
          <table:table-cell table:number-columns-repeated="1021"/>
        </table:table-row>
        <table:table-row table:style-name="ro1" table:number-rows-repeated="4">
          <table:table-cell table:number-columns-repeated="8"/>
          <table:table-cell table:style-name="ce11"/>
          <table:table-cell table:number-columns-repeated="1012"/>
        </table:table-row>
        <table:table-row table:style-name="ro1" table:number-rows-repeated="6">
          <table:table-cell table:number-columns-repeated="8"/>
          <table:table-cell table:style-name="ce12"/>
          <table:table-cell table:number-columns-repeated="1012"/>
        </table:table-row>
        <table:table-row table:style-name="ro1" table:number-rows-repeated="6">
          <table:table-cell table:number-columns-repeated="1021"/>
        </table:table-row>
        <table:table-row table:style-name="ro1" table:number-rows-repeated="10">
          <table:table-cell table:number-columns-repeated="8"/>
          <table:table-cell table:style-name="ce12"/>
          <table:table-cell table:number-columns-repeated="1012"/>
        </table:table-row>
        <table:table-row table:style-name="ro1" table:number-rows-repeated="6">
          <table:table-cell table:number-columns-repeated="1021"/>
        </table:table-row>
        <table:table-row table:style-name="ro1" table:number-rows-repeated="10">
          <table:table-cell table:number-columns-repeated="8"/>
          <table:table-cell table:style-name="ce12"/>
          <table:table-cell table:number-columns-repeated="1012"/>
        </table:table-row>
        <table:table-row table:style-name="ro1" table:number-rows-repeated="6">
          <table:table-cell table:number-columns-repeated="1021"/>
        </table:table-row>
        <table:table-row table:style-name="ro1" table:number-rows-repeated="10">
          <table:table-cell table:number-columns-repeated="8"/>
          <table:table-cell table:style-name="ce12"/>
          <table:table-cell table:number-columns-repeated="1012"/>
        </table:table-row>
        <table:table-row table:style-name="ro1" table:number-rows-repeated="6">
          <table:table-cell table:number-columns-repeated="1021"/>
        </table:table-row>
        <table:table-row table:style-name="ro1" table:number-rows-repeated="10">
          <table:table-cell table:number-columns-repeated="8"/>
          <table:table-cell table:style-name="ce12"/>
          <table:table-cell table:number-columns-repeated="1012"/>
        </table:table-row>
        <table:table-row table:style-name="ro1" table:number-rows-repeated="6">
          <table:table-cell table:number-columns-repeated="1021"/>
        </table:table-row>
        <table:table-row table:style-name="ro1" table:number-rows-repeated="10">
          <table:table-cell table:number-columns-repeated="8"/>
          <table:table-cell table:style-name="ce12"/>
          <table:table-cell table:number-columns-repeated="1012"/>
        </table:table-row>
        <table:table-row table:style-name="ro1" table:number-rows-repeated="6">
          <table:table-cell table:number-columns-repeated="1021"/>
        </table:table-row>
        <table:table-row table:style-name="ro1">
          <table:table-cell table:number-columns-repeated="8"/>
          <table:table-cell table:style-name="ce12"/>
          <table:table-cell table:number-columns-repeated="1012"/>
        </table:table-row>
        <table:table-row table:style-name="ro1" table:number-rows-repeated="1048328">
          <table:table-cell table:number-columns-repeated="1021"/>
        </table:table-row>
        <table:table-row table:style-name="ro1">
          <table:table-cell table:number-columns-repeated="1021"/>
        </table:table-row>
        <calcext:conditional-formats>
          <calcext:conditional-format calcext:target-range-address="mod1.D4:mod1.D1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mod3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15" table:default-cell-style-name="Default"/>
        <table:table-row table:style-name="ro1">
          <table:table-cell office:value-type="string" calcext:value-type="string">
            <text:p>Correct: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2" office:value-type="string" calcext:value-type="string">
            <text:p>Length: last 7 bits</text:p>
          </table:table-cell>
          <table:table-cell table:style-name="ce3" office:value-type="string" calcext:value-type="string">
            <text:p>Guess 1</text:p>
          </table:table-cell>
          <table:table-cell table:style-name="ce3" office:value-type="string" calcext:value-type="string">
            <text:p>Guess 2</text:p>
          </table:table-cell>
          <table:table-cell table:style-name="ce3" table:number-columns-repeated="2"/>
          <table:table-cell table:style-name="ce3" office:value-type="string" calcext:value-type="string">
            <text:p>Statistiken</text:p>
          </table:table-cell>
          <table:table-cell table:style-name="ce3"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4]=[.B$1])+([.C4]=[.C$1]); ([.B4]=[.C$1])+([.C4]=[.B$1]))" office:value-type="float" office:value="1" calcext:value-type="float">
            <text:p>1</text:p>
          </table:table-cell>
          <table:table-cell/>
          <table:table-cell office:value-type="string" calcext:value-type="string">
            <text:p>Keins richtig:</text:p>
          </table:table-cell>
          <table:table-cell table:formula="of:=COUNTIFS([.D$4:.D$132]; &quot;=0&quot;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5]=[.B$1])+([.C5]=[.C$1]); ([.B5]=[.C$1])+([.C5]=[.B$1]))" office:value-type="float" office:value="1" calcext:value-type="float">
            <text:p>1</text:p>
          </table:table-cell>
          <table:table-cell/>
          <table:table-cell office:value-type="string" calcext:value-type="string">
            <text:p>1 richtig:</text:p>
          </table:table-cell>
          <table:table-cell table:formula="of:=COUNTIFS([.D$4:.D$132]; &quot;=1&quot;)" office:value-type="float" office:value="129" calcext:value-type="float">
            <text:p>129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2</text:p>
          </table:table-cell>
          <table:table-cell table:style-name="ce13" table:formula="of:=MAX(([.B6]=[.B$1])+([.C6]=[.C$1]); ([.B6]=[.C$1])+([.C6]=[.B$1]))" office:value-type="float" office:value="1" calcext:value-type="float">
            <text:p>1</text:p>
          </table:table-cell>
          <table:table-cell/>
          <table:table-cell office:value-type="string" calcext:value-type="string">
            <text:p>2 richtig:</text:p>
          </table:table-cell>
          <table:table-cell table:formula="of:=COUNTIFS([.D$4:.D$132]; &quot;=2&quot;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7]=[.B$1])+([.C7]=[.C$1]); ([.B7]=[.C$1])+([.C7]=[.B$1]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2</text:p>
          </table:table-cell>
          <table:table-cell table:style-name="ce13" table:formula="of:=MAX(([.B8]=[.B$1])+([.C8]=[.C$1]); ([.B8]=[.C$1])+([.C8]=[.B$1]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9]=[.B$1])+([.C9]=[.C$1]); ([.B9]=[.C$1])+([.C9]=[.B$1]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10]=[.B$1])+([.C10]=[.C$1]); ([.B10]=[.C$1])+([.C10]=[.B$1]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11]=[.B$1])+([.C11]=[.C$1]); ([.B11]=[.C$1])+([.C11]=[.B$1]))" office:value-type="float" office:value="1" calcext:value-type="float">
            <text:p>1</text:p>
          </table:table-cell>
          <table:table-cell table:number-columns-repeated="7"/>
          <table:table-cell table:style-name="ce11"/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12]=[.B$1])+([.C12]=[.C$1]); ([.B12]=[.C$1])+([.C12]=[.B$1]))" office:value-type="float" office:value="1" calcext:value-type="float">
            <text:p>1</text:p>
          </table:table-cell>
          <table:table-cell table:number-columns-repeated="7"/>
          <table:table-cell table:style-name="ce11"/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13]=[.B$1])+([.C13]=[.C$1]); ([.B13]=[.C$1])+([.C13]=[.B$1]))" office:value-type="float" office:value="1" calcext:value-type="float">
            <text:p>1</text:p>
          </table:table-cell>
          <table:table-cell table:number-columns-repeated="7"/>
          <table:table-cell table:style-name="ce11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14]=[.B$1])+([.C14]=[.C$1]); ([.B14]=[.C$1])+([.C14]=[.B$1]))" office:value-type="float" office:value="1" calcext:value-type="float">
            <text:p>1</text:p>
          </table:table-cell>
          <table:table-cell table:number-columns-repeated="7"/>
          <table:table-cell table:style-name="ce11"/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15]=[.B$1])+([.C15]=[.C$1]); ([.B15]=[.C$1])+([.C15]=[.B$1]))" office:value-type="float" office:value="1" calcext:value-type="float">
            <text:p>1</text:p>
          </table:table-cell>
          <table:table-cell table:number-columns-repeated="7"/>
          <table:table-cell table:style-name="ce11"/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13" table:formula="of:=MAX(([.B16]=[.B$1])+([.C16]=[.C$1]); ([.B16]=[.C$1])+([.C16]=[.B$1]))" office:value-type="float" office:value="1" calcext:value-type="float">
            <text:p>1</text:p>
          </table:table-cell>
          <table:table-cell table:number-columns-repeated="7"/>
          <table:table-cell table:style-name="ce11"/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17]=[.B$1])+([.C17]=[.C$1]); ([.B17]=[.C$1])+([.C17]=[.B$1]))" office:value-type="float" office:value="1" calcext:value-type="float">
            <text:p>1</text:p>
          </table:table-cell>
          <table:table-cell table:number-columns-repeated="7"/>
          <table:table-cell table:style-name="ce11"/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18]=[.B$1])+([.C18]=[.C$1]); ([.B18]=[.C$1])+([.C18]=[.B$1]))" office:value-type="float" office:value="1" calcext:value-type="float">
            <text:p>1</text:p>
          </table:table-cell>
          <table:table-cell table:number-columns-repeated="7"/>
          <table:table-cell table:style-name="ce11"/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19]=[.B$1])+([.C19]=[.C$1]); ([.B19]=[.C$1])+([.C19]=[.B$1]))" office:value-type="float" office:value="1" calcext:value-type="float">
            <text:p>1</text:p>
          </table:table-cell>
          <table:table-cell table:number-columns-repeated="7"/>
          <table:table-cell table:style-name="ce11"/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20]=[.B$1])+([.C20]=[.C$1]); ([.B20]=[.C$1])+([.C20]=[.B$1]))" office:value-type="float" office:value="1" calcext:value-type="float">
            <text:p>1</text:p>
          </table:table-cell>
          <table:table-cell table:number-columns-repeated="7"/>
          <table:table-cell table:style-name="ce11"/>
          <table:table-cell table:number-columns-repeated="10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21]=[.B$1])+([.C21]=[.C$1]); ([.B21]=[.C$1])+([.C21]=[.B$1]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2</text:p>
          </table:table-cell>
          <table:table-cell table:style-name="ce13" table:formula="of:=MAX(([.B22]=[.B$1])+([.C22]=[.C$1]); ([.B22]=[.C$1])+([.C22]=[.B$1]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23]=[.B$1])+([.C23]=[.C$1]); ([.B23]=[.C$1])+([.C23]=[.B$1]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2</text:p>
          </table:table-cell>
          <table:table-cell table:style-name="ce13" table:formula="of:=MAX(([.B24]=[.B$1])+([.C24]=[.C$1]); ([.B24]=[.C$1])+([.C24]=[.B$1]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25]=[.B$1])+([.C25]=[.C$1]); ([.B25]=[.C$1])+([.C25]=[.B$1]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26]=[.B$1])+([.C26]=[.C$1]); ([.B26]=[.C$1])+([.C26]=[.B$1]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27]=[.B$1])+([.C27]=[.C$1]); ([.B27]=[.C$1])+([.C27]=[.B$1]))" office:value-type="float" office:value="1" calcext:value-type="float">
            <text:p>1</text:p>
          </table:table-cell>
          <table:table-cell table:number-columns-repeated="7"/>
          <table:table-cell table:style-name="ce11"/>
          <table:table-cell table:number-columns-repeated="10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28]=[.B$1])+([.C28]=[.C$1]); ([.B28]=[.C$1])+([.C28]=[.B$1]))" office:value-type="float" office:value="1" calcext:value-type="float">
            <text:p>1</text:p>
          </table:table-cell>
          <table:table-cell table:number-columns-repeated="7"/>
          <table:table-cell table:style-name="ce11"/>
          <table:table-cell table:number-columns-repeated="10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29]=[.B$1])+([.C29]=[.C$1]); ([.B29]=[.C$1])+([.C29]=[.B$1]))" office:value-type="float" office:value="1" calcext:value-type="float">
            <text:p>1</text:p>
          </table:table-cell>
          <table:table-cell table:number-columns-repeated="7"/>
          <table:table-cell table:style-name="ce11"/>
          <table:table-cell table:number-columns-repeated="10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30]=[.B$1])+([.C30]=[.C$1]); ([.B30]=[.C$1])+([.C30]=[.B$1]))" office:value-type="float" office:value="1" calcext:value-type="float">
            <text:p>1</text:p>
          </table:table-cell>
          <table:table-cell table:number-columns-repeated="7"/>
          <table:table-cell table:style-name="ce11"/>
          <table:table-cell table:number-columns-repeated="10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31]=[.B$1])+([.C31]=[.C$1]); ([.B31]=[.C$1])+([.C31]=[.B$1]))" office:value-type="float" office:value="1" calcext:value-type="float">
            <text:p>1</text:p>
          </table:table-cell>
          <table:table-cell table:number-columns-repeated="7"/>
          <table:table-cell table:style-name="ce11"/>
          <table:table-cell table:number-columns-repeated="10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32]=[.B$1])+([.C32]=[.C$1]); ([.B32]=[.C$1])+([.C32]=[.B$1]))" office:value-type="float" office:value="1" calcext:value-type="float">
            <text:p>1</text:p>
          </table:table-cell>
          <table:table-cell table:number-columns-repeated="7"/>
          <table:table-cell table:style-name="ce11"/>
          <table:table-cell table:number-columns-repeated="10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2</text:p>
          </table:table-cell>
          <table:table-cell table:style-name="ce13" table:formula="of:=MAX(([.B33]=[.B$1])+([.C33]=[.C$1]); ([.B33]=[.C$1])+([.C33]=[.B$1]))" office:value-type="float" office:value="1" calcext:value-type="float">
            <text:p>1</text:p>
          </table:table-cell>
          <table:table-cell table:number-columns-repeated="7"/>
          <table:table-cell table:style-name="ce11"/>
          <table:table-cell table:number-columns-repeated="10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34]=[.B$1])+([.C34]=[.C$1]); ([.B34]=[.C$1])+([.C34]=[.B$1]))" office:value-type="float" office:value="1" calcext:value-type="float">
            <text:p>1</text:p>
          </table:table-cell>
          <table:table-cell table:number-columns-repeated="7"/>
          <table:table-cell table:style-name="ce11"/>
          <table:table-cell table:number-columns-repeated="10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35]=[.B$1])+([.C35]=[.C$1]); ([.B35]=[.C$1])+([.C35]=[.B$1]))" office:value-type="float" office:value="1" calcext:value-type="float">
            <text:p>1</text:p>
          </table:table-cell>
          <table:table-cell table:number-columns-repeated="7"/>
          <table:table-cell table:style-name="ce11"/>
          <table:table-cell table:number-columns-repeated="10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36]=[.B$1])+([.C36]=[.C$1]); ([.B36]=[.C$1])+([.C36]=[.B$1]))" office:value-type="float" office:value="1" calcext:value-type="float">
            <text:p>1</text:p>
          </table:table-cell>
          <table:table-cell table:number-columns-repeated="7"/>
          <table:table-cell table:style-name="ce11"/>
          <table:table-cell table:number-columns-repeated="10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37]=[.B$1])+([.C37]=[.C$1]); ([.B37]=[.C$1])+([.C37]=[.B$1]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38]=[.B$1])+([.C38]=[.C$1]); ([.B38]=[.C$1])+([.C38]=[.B$1]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13" table:formula="of:=MAX(([.B39]=[.B$1])+([.C39]=[.C$1]); ([.B39]=[.C$1])+([.C39]=[.B$1]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40]=[.B$1])+([.C40]=[.C$1]); ([.B40]=[.C$1])+([.C40]=[.B$1]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13" table:formula="of:=MAX(([.B41]=[.B$1])+([.C41]=[.C$1]); ([.B41]=[.C$1])+([.C41]=[.B$1]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13" table:formula="of:=MAX(([.B42]=[.B$1])+([.C42]=[.C$1]); ([.B42]=[.C$1])+([.C42]=[.B$1]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43]=[.B$1])+([.C43]=[.C$1]); ([.B43]=[.C$1])+([.C43]=[.B$1]))" office:value-type="float" office:value="1" calcext:value-type="float">
            <text:p>1</text:p>
          </table:table-cell>
          <table:table-cell table:number-columns-repeated="7"/>
          <table:table-cell table:style-name="ce11"/>
          <table:table-cell table:number-columns-repeated="10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44]=[.B$1])+([.C44]=[.C$1]); ([.B44]=[.C$1])+([.C44]=[.B$1]))" office:value-type="float" office:value="1" calcext:value-type="float">
            <text:p>1</text:p>
          </table:table-cell>
          <table:table-cell table:number-columns-repeated="7"/>
          <table:table-cell table:style-name="ce11"/>
          <table:table-cell table:number-columns-repeated="10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45]=[.B$1])+([.C45]=[.C$1]); ([.B45]=[.C$1])+([.C45]=[.B$1]))" office:value-type="float" office:value="1" calcext:value-type="float">
            <text:p>1</text:p>
          </table:table-cell>
          <table:table-cell table:number-columns-repeated="7"/>
          <table:table-cell table:style-name="ce11"/>
          <table:table-cell table:number-columns-repeated="10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46]=[.B$1])+([.C46]=[.C$1]); ([.B46]=[.C$1])+([.C46]=[.B$1]))" office:value-type="float" office:value="1" calcext:value-type="float">
            <text:p>1</text:p>
          </table:table-cell>
          <table:table-cell table:number-columns-repeated="7"/>
          <table:table-cell table:style-name="ce11"/>
          <table:table-cell table:number-columns-repeated="10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47]=[.B$1])+([.C47]=[.C$1]); ([.B47]=[.C$1])+([.C47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48]=[.B$1])+([.C48]=[.C$1]); ([.B48]=[.C$1])+([.C48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49]=[.B$1])+([.C49]=[.C$1]); ([.B49]=[.C$1])+([.C49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50]=[.B$1])+([.C50]=[.C$1]); ([.B50]=[.C$1])+([.C50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51]=[.B$1])+([.C51]=[.C$1]); ([.B51]=[.C$1])+([.C51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52]=[.B$1])+([.C52]=[.C$1]); ([.B52]=[.C$1])+([.C52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53]=[.B$1])+([.C53]=[.C$1]); ([.B53]=[.C$1])+([.C53]=[.B$1]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2</text:p>
          </table:table-cell>
          <table:table-cell table:style-name="ce13" table:formula="of:=MAX(([.B54]=[.B$1])+([.C54]=[.C$1]); ([.B54]=[.C$1])+([.C54]=[.B$1]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55]=[.B$1])+([.C55]=[.C$1]); ([.B55]=[.C$1])+([.C55]=[.B$1]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2</text:p>
          </table:table-cell>
          <table:table-cell table:style-name="ce13" table:formula="of:=MAX(([.B56]=[.B$1])+([.C56]=[.C$1]); ([.B56]=[.C$1])+([.C56]=[.B$1]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57]=[.B$1])+([.C57]=[.C$1]); ([.B57]=[.C$1])+([.C57]=[.B$1]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58]=[.B$1])+([.C58]=[.C$1]); ([.B58]=[.C$1])+([.C58]=[.B$1]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59]=[.B$1])+([.C59]=[.C$1]); ([.B59]=[.C$1])+([.C59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60]=[.B$1])+([.C60]=[.C$1]); ([.B60]=[.C$1])+([.C60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61]=[.B$1])+([.C61]=[.C$1]); ([.B61]=[.C$1])+([.C61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62]=[.B$1])+([.C62]=[.C$1]); ([.B62]=[.C$1])+([.C62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63]=[.B$1])+([.C63]=[.C$1]); ([.B63]=[.C$1])+([.C63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64]=[.B$1])+([.C64]=[.C$1]); ([.B64]=[.C$1])+([.C64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2</text:p>
          </table:table-cell>
          <table:table-cell table:style-name="ce13" table:formula="of:=MAX(([.B65]=[.B$1])+([.C65]=[.C$1]); ([.B65]=[.C$1])+([.C65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66]=[.B$1])+([.C66]=[.C$1]); ([.B66]=[.C$1])+([.C66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67]=[.B$1])+([.C67]=[.C$1]); ([.B67]=[.C$1])+([.C67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68]=[.B$1])+([.C68]=[.C$1]); ([.B68]=[.C$1])+([.C68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69]=[.B$1])+([.C69]=[.C$1]); ([.B69]=[.C$1])+([.C69]=[.B$1]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2</text:p>
          </table:table-cell>
          <table:table-cell table:style-name="ce13" table:formula="of:=MAX(([.B70]=[.B$1])+([.C70]=[.C$1]); ([.B70]=[.C$1])+([.C70]=[.B$1]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71]=[.B$1])+([.C71]=[.C$1]); ([.B71]=[.C$1])+([.C71]=[.B$1]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72]=[.B$1])+([.C72]=[.C$1]); ([.B72]=[.C$1])+([.C72]=[.B$1]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73]=[.B$1])+([.C73]=[.C$1]); ([.B73]=[.C$1])+([.C73]=[.B$1]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2</text:p>
          </table:table-cell>
          <table:table-cell table:style-name="ce13" table:formula="of:=MAX(([.B74]=[.B$1])+([.C74]=[.C$1]); ([.B74]=[.C$1])+([.C74]=[.B$1]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75]=[.B$1])+([.C75]=[.C$1]); ([.B75]=[.C$1])+([.C75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76]=[.B$1])+([.C76]=[.C$1]); ([.B76]=[.C$1])+([.C76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77]=[.B$1])+([.C77]=[.C$1]); ([.B77]=[.C$1])+([.C77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78]=[.B$1])+([.C78]=[.C$1]); ([.B78]=[.C$1])+([.C78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79]=[.B$1])+([.C79]=[.C$1]); ([.B79]=[.C$1])+([.C79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80]=[.B$1])+([.C80]=[.C$1]); ([.B80]=[.C$1])+([.C80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2</text:p>
          </table:table-cell>
          <table:table-cell table:style-name="ce13" table:formula="of:=MAX(([.B81]=[.B$1])+([.C81]=[.C$1]); ([.B81]=[.C$1])+([.C81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82]=[.B$1])+([.C82]=[.C$1]); ([.B82]=[.C$1])+([.C82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83]=[.B$1])+([.C83]=[.C$1]); ([.B83]=[.C$1])+([.C83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84]=[.B$1])+([.C84]=[.C$1]); ([.B84]=[.C$1])+([.C84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85]=[.B$1])+([.C85]=[.C$1]); ([.B85]=[.C$1])+([.C85]=[.B$1]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86]=[.B$1])+([.C86]=[.C$1]); ([.B86]=[.C$1])+([.C86]=[.B$1]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87]=[.B$1])+([.C87]=[.C$1]); ([.B87]=[.C$1])+([.C87]=[.B$1]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88]=[.B$1])+([.C88]=[.C$1]); ([.B88]=[.C$1])+([.C88]=[.B$1]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89]=[.B$1])+([.C89]=[.C$1]); ([.B89]=[.C$1])+([.C89]=[.B$1]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90]=[.B$1])+([.C90]=[.C$1]); ([.B90]=[.C$1])+([.C90]=[.B$1]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91]=[.B$1])+([.C91]=[.C$1]); ([.B91]=[.C$1])+([.C91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92]=[.B$1])+([.C92]=[.C$1]); ([.B92]=[.C$1])+([.C92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93]=[.B$1])+([.C93]=[.C$1]); ([.B93]=[.C$1])+([.C93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94]=[.B$1])+([.C94]=[.C$1]); ([.B94]=[.C$1])+([.C94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95]=[.B$1])+([.C95]=[.C$1]); ([.B95]=[.C$1])+([.C95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96]=[.B$1])+([.C96]=[.C$1]); ([.B96]=[.C$1])+([.C96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2</text:p>
          </table:table-cell>
          <table:table-cell table:style-name="ce13" table:formula="of:=MAX(([.B97]=[.B$1])+([.C97]=[.C$1]); ([.B97]=[.C$1])+([.C97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98]=[.B$1])+([.C98]=[.C$1]); ([.B98]=[.C$1])+([.C98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99]=[.B$1])+([.C99]=[.C$1]); ([.B99]=[.C$1])+([.C99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100]=[.B$1])+([.C100]=[.C$1]); ([.B100]=[.C$1])+([.C100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101]=[.B$1])+([.C101]=[.C$1]); ([.B101]=[.C$1])+([.C101]=[.B$1]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2</text:p>
          </table:table-cell>
          <table:table-cell table:style-name="ce13" table:formula="of:=MAX(([.B102]=[.B$1])+([.C102]=[.C$1]); ([.B102]=[.C$1])+([.C102]=[.B$1]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103]=[.B$1])+([.C103]=[.C$1]); ([.B103]=[.C$1])+([.C103]=[.B$1]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104]=[.B$1])+([.C104]=[.C$1]); ([.B104]=[.C$1])+([.C104]=[.B$1]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105]=[.B$1])+([.C105]=[.C$1]); ([.B105]=[.C$1])+([.C105]=[.B$1]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2</text:p>
          </table:table-cell>
          <table:table-cell table:style-name="ce13" table:formula="of:=MAX(([.B106]=[.B$1])+([.C106]=[.C$1]); ([.B106]=[.C$1])+([.C106]=[.B$1]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107]=[.B$1])+([.C107]=[.C$1]); ([.B107]=[.C$1])+([.C107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108]=[.B$1])+([.C108]=[.C$1]); ([.B108]=[.C$1])+([.C108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109]=[.B$1])+([.C109]=[.C$1]); ([.B109]=[.C$1])+([.C109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110]=[.B$1])+([.C110]=[.C$1]); ([.B110]=[.C$1])+([.C110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111]=[.B$1])+([.C111]=[.C$1]); ([.B111]=[.C$1])+([.C111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112]=[.B$1])+([.C112]=[.C$1]); ([.B112]=[.C$1])+([.C112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2</text:p>
          </table:table-cell>
          <table:table-cell table:style-name="ce13" table:formula="of:=MAX(([.B113]=[.B$1])+([.C113]=[.C$1]); ([.B113]=[.C$1])+([.C113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114]=[.B$1])+([.C114]=[.C$1]); ([.B114]=[.C$1])+([.C114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115]=[.B$1])+([.C115]=[.C$1]); ([.B115]=[.C$1])+([.C115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116]=[.B$1])+([.C116]=[.C$1]); ([.B116]=[.C$1])+([.C116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117]=[.B$1])+([.C117]=[.C$1]); ([.B117]=[.C$1])+([.C117]=[.B$1]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118]=[.B$1])+([.C118]=[.C$1]); ([.B118]=[.C$1])+([.C118]=[.B$1]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119]=[.B$1])+([.C119]=[.C$1]); ([.B119]=[.C$1])+([.C119]=[.B$1]))" office:value-type="float" office:value="1" calcext:value-type="float">
            <text:p>1</text:p>
          </table:table-cell>
          <table:table-cell table:number-columns-repeated="4"/>
          <table:table-cell table:style-name="ce11"/>
          <table:table-cell table:number-columns-repeated="101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2</text:p>
          </table:table-cell>
          <table:table-cell table:style-name="ce13" table:formula="of:=MAX(([.B120]=[.B$1])+([.C120]=[.C$1]); ([.B120]=[.C$1])+([.C120]=[.B$1]))" office:value-type="float" office:value="1" calcext:value-type="float">
            <text:p>1</text:p>
          </table:table-cell>
          <table:table-cell table:number-columns-repeated="4"/>
          <table:table-cell table:style-name="ce11"/>
          <table:table-cell table:number-columns-repeated="101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121]=[.B$1])+([.C121]=[.C$1]); ([.B121]=[.C$1])+([.C121]=[.B$1]))" office:value-type="float" office:value="1" calcext:value-type="float">
            <text:p>1</text:p>
          </table:table-cell>
          <table:table-cell table:number-columns-repeated="4"/>
          <table:table-cell table:style-name="ce11"/>
          <table:table-cell table:number-columns-repeated="101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122]=[.B$1])+([.C122]=[.C$1]); ([.B122]=[.C$1])+([.C122]=[.B$1]))" office:value-type="float" office:value="1" calcext:value-type="float">
            <text:p>1</text:p>
          </table:table-cell>
          <table:table-cell table:number-columns-repeated="4"/>
          <table:table-cell table:style-name="ce11"/>
          <table:table-cell table:number-columns-repeated="101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123]=[.B$1])+([.C123]=[.C$1]); ([.B123]=[.C$1])+([.C123]=[.B$1]))" office:value-type="float" office:value="1" calcext:value-type="float">
            <text:p>1</text:p>
          </table:table-cell>
          <table:table-cell table:number-columns-repeated="4"/>
          <table:table-cell table:style-name="ce11"/>
          <table:table-cell table:number-columns-repeated="2"/>
          <table:table-cell table:style-name="ce12"/>
          <table:table-cell table:number-columns-repeated="10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124]=[.B$1])+([.C124]=[.C$1]); ([.B124]=[.C$1])+([.C124]=[.B$1]))" office:value-type="float" office:value="1" calcext:value-type="float">
            <text:p>1</text:p>
          </table:table-cell>
          <table:table-cell table:number-columns-repeated="4"/>
          <table:table-cell table:style-name="ce11"/>
          <table:table-cell table:number-columns-repeated="2"/>
          <table:table-cell table:style-name="ce12"/>
          <table:table-cell table:number-columns-repeated="101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125]=[.B$1])+([.C125]=[.C$1]); ([.B125]=[.C$1])+([.C125]=[.B$1]))" office:value-type="float" office:value="1" calcext:value-type="float">
            <text:p>1</text:p>
          </table:table-cell>
          <table:table-cell table:number-columns-repeated="4"/>
          <table:table-cell table:style-name="ce11"/>
          <table:table-cell table:number-columns-repeated="2"/>
          <table:table-cell table:style-name="ce12"/>
          <table:table-cell table:number-columns-repeated="101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126]=[.B$1])+([.C126]=[.C$1]); ([.B126]=[.C$1])+([.C126]=[.B$1]))" office:value-type="float" office:value="1" calcext:value-type="float">
            <text:p>1</text:p>
          </table:table-cell>
          <table:table-cell table:number-columns-repeated="4"/>
          <table:table-cell table:style-name="ce11"/>
          <table:table-cell table:number-columns-repeated="2"/>
          <table:table-cell table:style-name="ce12"/>
          <table:table-cell table:number-columns-repeated="101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127]=[.B$1])+([.C127]=[.C$1]); ([.B127]=[.C$1])+([.C127]=[.B$1]))" office:value-type="float" office:value="1" calcext:value-type="float">
            <text:p>1</text:p>
          </table:table-cell>
          <table:table-cell table:number-columns-repeated="4"/>
          <table:table-cell table:style-name="ce11"/>
          <table:table-cell table:number-columns-repeated="2"/>
          <table:table-cell table:style-name="ce12"/>
          <table:table-cell table:number-columns-repeated="101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128]=[.B$1])+([.C128]=[.C$1]); ([.B128]=[.C$1])+([.C128]=[.B$1]))" office:value-type="float" office:value="1" calcext:value-type="float">
            <text:p>1</text:p>
          </table:table-cell>
          <table:table-cell table:number-columns-repeated="4"/>
          <table:table-cell table:style-name="ce11"/>
          <table:table-cell table:number-columns-repeated="2"/>
          <table:table-cell table:style-name="ce12"/>
          <table:table-cell table:number-columns-repeated="101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13" table:formula="of:=MAX(([.B129]=[.B$1])+([.C129]=[.C$1]); ([.B129]=[.C$1])+([.C129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130]=[.B$1])+([.C130]=[.C$1]); ([.B130]=[.C$1])+([.C130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131]=[.B$1])+([.C131]=[.C$1]); ([.B131]=[.C$1])+([.C131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13" table:formula="of:=MAX(([.B132]=[.B$1])+([.C132]=[.C$1]); ([.B132]=[.C$1])+([.C132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0"/>
        </table:table-row>
        <table:table-row table:style-name="ro1" table:number-rows-repeated="2">
          <table:table-cell table:number-columns-repeated="1022"/>
        </table:table-row>
        <table:table-row table:style-name="ro1" table:number-rows-repeated="4">
          <table:table-cell table:number-columns-repeated="8"/>
          <table:table-cell table:style-name="ce11"/>
          <table:table-cell table:number-columns-repeated="1013"/>
        </table:table-row>
        <table:table-row table:style-name="ro1">
          <table:table-cell table:number-columns-repeated="8"/>
          <table:table-cell table:style-name="ce11"/>
          <table:table-cell table:number-columns-repeated="2"/>
          <table:table-cell table:style-name="ce12"/>
          <table:table-cell table:number-columns-repeated="1010"/>
        </table:table-row>
        <table:table-row table:style-name="ro1" table:number-rows-repeated="5">
          <table:table-cell table:number-columns-repeated="8"/>
          <table:table-cell table:style-name="ce11"/>
          <table:table-cell table:number-columns-repeated="1013"/>
        </table:table-row>
        <table:table-row table:style-name="ro1" table:number-rows-repeated="6">
          <table:table-cell table:number-columns-repeated="1022"/>
        </table:table-row>
        <table:table-row table:style-name="ro1" table:number-rows-repeated="4">
          <table:table-cell table:number-columns-repeated="8"/>
          <table:table-cell table:style-name="ce11"/>
          <table:table-cell table:number-columns-repeated="1013"/>
        </table:table-row>
        <table:table-row table:style-name="ro1" table:number-rows-repeated="6">
          <table:table-cell table:number-columns-repeated="8"/>
          <table:table-cell table:style-name="ce12"/>
          <table:table-cell table:number-columns-repeated="1013"/>
        </table:table-row>
        <table:table-row table:style-name="ro1" table:number-rows-repeated="6">
          <table:table-cell table:number-columns-repeated="1022"/>
        </table:table-row>
        <table:table-row table:style-name="ro1" table:number-rows-repeated="10">
          <table:table-cell table:number-columns-repeated="8"/>
          <table:table-cell table:style-name="ce12"/>
          <table:table-cell table:number-columns-repeated="1013"/>
        </table:table-row>
        <table:table-row table:style-name="ro1" table:number-rows-repeated="6">
          <table:table-cell table:number-columns-repeated="1022"/>
        </table:table-row>
        <table:table-row table:style-name="ro1" table:number-rows-repeated="10">
          <table:table-cell table:number-columns-repeated="8"/>
          <table:table-cell table:style-name="ce12"/>
          <table:table-cell table:number-columns-repeated="1013"/>
        </table:table-row>
        <table:table-row table:style-name="ro1" table:number-rows-repeated="6">
          <table:table-cell table:number-columns-repeated="1022"/>
        </table:table-row>
        <table:table-row table:style-name="ro1" table:number-rows-repeated="10">
          <table:table-cell table:number-columns-repeated="8"/>
          <table:table-cell table:style-name="ce12"/>
          <table:table-cell table:number-columns-repeated="1013"/>
        </table:table-row>
        <table:table-row table:style-name="ro1" table:number-rows-repeated="6">
          <table:table-cell table:number-columns-repeated="1022"/>
        </table:table-row>
        <table:table-row table:style-name="ro1" table:number-rows-repeated="10">
          <table:table-cell table:number-columns-repeated="8"/>
          <table:table-cell table:style-name="ce12"/>
          <table:table-cell table:number-columns-repeated="1013"/>
        </table:table-row>
        <table:table-row table:style-name="ro1" table:number-rows-repeated="6">
          <table:table-cell table:number-columns-repeated="1022"/>
        </table:table-row>
        <table:table-row table:style-name="ro1" table:number-rows-repeated="10">
          <table:table-cell table:number-columns-repeated="8"/>
          <table:table-cell table:style-name="ce12"/>
          <table:table-cell table:number-columns-repeated="1013"/>
        </table:table-row>
        <table:table-row table:style-name="ro1" table:number-rows-repeated="6">
          <table:table-cell table:number-columns-repeated="1022"/>
        </table:table-row>
        <table:table-row table:style-name="ro1">
          <table:table-cell table:number-columns-repeated="8"/>
          <table:table-cell table:style-name="ce12"/>
          <table:table-cell table:number-columns-repeated="1013"/>
        </table:table-row>
        <table:table-row table:style-name="ro1" table:number-rows-repeated="1048328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mod3.D4:mod3.D1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mod7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16" table:default-cell-style-name="Default"/>
        <table:table-row table:style-name="ro1">
          <table:table-cell office:value-type="string" calcext:value-type="string">
            <text:p>Correct: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string" calcext:value-type="string">
            <text:p>Length: last 7 bits</text:p>
          </table:table-cell>
          <table:table-cell table:style-name="ce3" office:value-type="string" calcext:value-type="string">
            <text:p>Guess 1</text:p>
          </table:table-cell>
          <table:table-cell table:style-name="ce3" office:value-type="string" calcext:value-type="string">
            <text:p>Guess 2</text:p>
          </table:table-cell>
          <table:table-cell table:style-name="ce3" table:number-columns-repeated="2"/>
          <table:table-cell table:style-name="ce3" office:value-type="string" calcext:value-type="string">
            <text:p>Statistiken</text:p>
          </table:table-cell>
          <table:table-cell table:style-name="ce3"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ABABABABAB43</text:p>
          </table:table-cell>
          <table:table-cell table:style-name="ce15" table:formula="of:=MAX(([.B4]=[.B$1])+([.C4]=[.C$1]); ([.B4]=[.C$1])+([.C4]=[.B$1]))" office:value-type="float" office:value="1" calcext:value-type="float">
            <text:p>1</text:p>
          </table:table-cell>
          <table:table-cell/>
          <table:table-cell office:value-type="string" calcext:value-type="string">
            <text:p>Keins richtig:</text:p>
          </table:table-cell>
          <table:table-cell table:formula="of:=COUNTIFS([.D$4:.D$132]; &quot;=0&quot;)"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000000000000</text:p>
          </table:table-cell>
          <table:table-cell table:style-name="ce15" table:formula="of:=MAX(([.B5]=[.B$1])+([.C5]=[.C$1]); ([.B5]=[.C$1])+([.C5]=[.B$1]))" office:value-type="float" office:value="0" calcext:value-type="float">
            <text:p>0</text:p>
          </table:table-cell>
          <table:table-cell/>
          <table:table-cell office:value-type="string" calcext:value-type="string">
            <text:p>1 richtig:</text:p>
          </table:table-cell>
          <table:table-cell table:formula="of:=COUNTIFS([.D$4:.D$132]; &quot;=1&quot;)" office:value-type="float" office:value="83" calcext:value-type="float">
            <text:p>8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EFEFEFEFEF44</text:p>
          </table:table-cell>
          <table:table-cell table:style-name="ce15" table:formula="of:=MAX(([.B6]=[.B$1])+([.C6]=[.C$1]); ([.B6]=[.C$1])+([.C6]=[.B$1]))" office:value-type="float" office:value="1" calcext:value-type="float">
            <text:p>1</text:p>
          </table:table-cell>
          <table:table-cell/>
          <table:table-cell office:value-type="string" calcext:value-type="string">
            <text:p>2 richtig:</text:p>
          </table:table-cell>
          <table:table-cell table:formula="of:=COUNTIFS([.D$4:.D$132]; &quot;=2&quot;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000000000000</text:p>
          </table:table-cell>
          <table:table-cell table:style-name="ce14" office:value-type="string" calcext:value-type="string">
            <text:p>CDCDCDCDCD43</text:p>
          </table:table-cell>
          <table:table-cell table:style-name="ce15" table:formula="of:=MAX(([.B7]=[.B$1])+([.C7]=[.C$1]); ([.B7]=[.C$1])+([.C7]=[.B$1]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EFEFEFEFEF44</text:p>
          </table:table-cell>
          <table:table-cell table:style-name="ce15" table:formula="of:=MAX(([.B8]=[.B$1])+([.C8]=[.C$1]); ([.B8]=[.C$1])+([.C8]=[.B$1])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ABABABABAB42</text:p>
          </table:table-cell>
          <table:table-cell table:style-name="ce15" table:formula="of:=MAX(([.B9]=[.B$1])+([.C9]=[.C$1]); ([.B9]=[.C$1])+([.C9]=[.B$1]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ABABABABAB43</text:p>
          </table:table-cell>
          <table:table-cell table:style-name="ce15" table:formula="of:=MAX(([.B10]=[.B$1])+([.C10]=[.C$1]); ([.B10]=[.C$1])+([.C10]=[.B$1])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000000000000</text:p>
          </table:table-cell>
          <table:table-cell table:style-name="ce15" table:formula="of:=MAX(([.B11]=[.B$1])+([.C11]=[.C$1]); ([.B11]=[.C$1])+([.C11]=[.B$1]))" office:value-type="float" office:value="0" calcext:value-type="float">
            <text:p>0</text:p>
          </table:table-cell>
          <table:table-cell table:number-columns-repeated="7"/>
          <table:table-cell table:style-name="ce11"/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4" office:value-type="string" calcext:value-type="string">
            <text:p>000000000000</text:p>
          </table:table-cell>
          <table:table-cell table:style-name="ce14" office:value-type="string" calcext:value-type="string">
            <text:p>EFEFEFEFEF44</text:p>
          </table:table-cell>
          <table:table-cell table:style-name="ce15" table:formula="of:=MAX(([.B12]=[.B$1])+([.C12]=[.C$1]); ([.B12]=[.C$1])+([.C12]=[.B$1]))" office:value-type="float" office:value="1" calcext:value-type="float">
            <text:p>1</text:p>
          </table:table-cell>
          <table:table-cell table:number-columns-repeated="7"/>
          <table:table-cell table:style-name="ce11"/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ABABABABAB42</text:p>
          </table:table-cell>
          <table:table-cell table:style-name="ce15" table:formula="of:=MAX(([.B13]=[.B$1])+([.C13]=[.C$1]); ([.B13]=[.C$1])+([.C13]=[.B$1]))" office:value-type="float" office:value="0" calcext:value-type="float">
            <text:p>0</text:p>
          </table:table-cell>
          <table:table-cell table:number-columns-repeated="7"/>
          <table:table-cell table:style-name="ce11"/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ABABABABAB43</text:p>
          </table:table-cell>
          <table:table-cell table:style-name="ce15" table:formula="of:=MAX(([.B14]=[.B$1])+([.C14]=[.C$1]); ([.B14]=[.C$1])+([.C14]=[.B$1]))" office:value-type="float" office:value="1" calcext:value-type="float">
            <text:p>1</text:p>
          </table:table-cell>
          <table:table-cell table:number-columns-repeated="7"/>
          <table:table-cell table:style-name="ce11"/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4" office:value-type="string" calcext:value-type="string">
            <text:p>000000000000</text:p>
          </table:table-cell>
          <table:table-cell table:style-name="ce14" office:value-type="string" calcext:value-type="string">
            <text:p>CDCDCDCDCD43</text:p>
          </table:table-cell>
          <table:table-cell table:style-name="ce15" table:formula="of:=MAX(([.B15]=[.B$1])+([.C15]=[.C$1]); ([.B15]=[.C$1])+([.C15]=[.B$1]))" office:value-type="float" office:value="0" calcext:value-type="float">
            <text:p>0</text:p>
          </table:table-cell>
          <table:table-cell table:number-columns-repeated="7"/>
          <table:table-cell table:style-name="ce11"/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ABABABABAB43</text:p>
          </table:table-cell>
          <table:table-cell table:style-name="ce15" table:formula="of:=MAX(([.B16]=[.B$1])+([.C16]=[.C$1]); ([.B16]=[.C$1])+([.C16]=[.B$1]))" office:value-type="float" office:value="1" calcext:value-type="float">
            <text:p>1</text:p>
          </table:table-cell>
          <table:table-cell table:number-columns-repeated="7"/>
          <table:table-cell table:style-name="ce11"/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4" office:value-type="string" calcext:value-type="string">
            <text:p>000000000000</text:p>
          </table:table-cell>
          <table:table-cell table:style-name="ce14" office:value-type="string" calcext:value-type="string">
            <text:p>CDCDCDCDCD43</text:p>
          </table:table-cell>
          <table:table-cell table:style-name="ce15" table:formula="of:=MAX(([.B17]=[.B$1])+([.C17]=[.C$1]); ([.B17]=[.C$1])+([.C17]=[.B$1]))" office:value-type="float" office:value="0" calcext:value-type="float">
            <text:p>0</text:p>
          </table:table-cell>
          <table:table-cell table:number-columns-repeated="7"/>
          <table:table-cell table:style-name="ce11"/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4" office:value-type="string" calcext:value-type="string">
            <text:p>000000000000</text:p>
          </table:table-cell>
          <table:table-cell table:style-name="ce14" office:value-type="string" calcext:value-type="string">
            <text:p>EFEFEFEFEF44</text:p>
          </table:table-cell>
          <table:table-cell table:style-name="ce15" table:formula="of:=MAX(([.B18]=[.B$1])+([.C18]=[.C$1]); ([.B18]=[.C$1])+([.C18]=[.B$1]))" office:value-type="float" office:value="1" calcext:value-type="float">
            <text:p>1</text:p>
          </table:table-cell>
          <table:table-cell table:number-columns-repeated="7"/>
          <table:table-cell table:style-name="ce11"/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ABABABABAB42</text:p>
          </table:table-cell>
          <table:table-cell table:style-name="ce15" table:formula="of:=MAX(([.B19]=[.B$1])+([.C19]=[.C$1]); ([.B19]=[.C$1])+([.C19]=[.B$1]))" office:value-type="float" office:value="0" calcext:value-type="float">
            <text:p>0</text:p>
          </table:table-cell>
          <table:table-cell table:number-columns-repeated="7"/>
          <table:table-cell table:style-name="ce11"/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000000000000</text:p>
          </table:table-cell>
          <table:table-cell table:style-name="ce15" table:formula="of:=MAX(([.B20]=[.B$1])+([.C20]=[.C$1]); ([.B20]=[.C$1])+([.C20]=[.B$1]))" office:value-type="float" office:value="0" calcext:value-type="float">
            <text:p>0</text:p>
          </table:table-cell>
          <table:table-cell table:number-columns-repeated="7"/>
          <table:table-cell table:style-name="ce11"/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000000000000</text:p>
          </table:table-cell>
          <table:table-cell table:style-name="ce15" table:formula="of:=MAX(([.B21]=[.B$1])+([.C21]=[.C$1]); ([.B21]=[.C$1])+([.C21]=[.B$1]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EFEFEFEFEF44</text:p>
          </table:table-cell>
          <table:table-cell table:style-name="ce15" table:formula="of:=MAX(([.B22]=[.B$1])+([.C22]=[.C$1]); ([.B22]=[.C$1])+([.C22]=[.B$1])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ABABABABAB42</text:p>
          </table:table-cell>
          <table:table-cell table:style-name="ce15" table:formula="of:=MAX(([.B23]=[.B$1])+([.C23]=[.C$1]); ([.B23]=[.C$1])+([.C23]=[.B$1]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EFEFEFEFEF44</text:p>
          </table:table-cell>
          <table:table-cell table:style-name="ce15" table:formula="of:=MAX(([.B24]=[.B$1])+([.C24]=[.C$1]); ([.B24]=[.C$1])+([.C24]=[.B$1])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4" office:value-type="string" calcext:value-type="string">
            <text:p>000000000000</text:p>
          </table:table-cell>
          <table:table-cell table:style-name="ce14" office:value-type="string" calcext:value-type="string">
            <text:p>ABABABABAB43</text:p>
          </table:table-cell>
          <table:table-cell table:style-name="ce15" table:formula="of:=MAX(([.B25]=[.B$1])+([.C25]=[.C$1]); ([.B25]=[.C$1])+([.C25]=[.B$1])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ABABABABAB43</text:p>
          </table:table-cell>
          <table:table-cell table:style-name="ce15" table:formula="of:=MAX(([.B26]=[.B$1])+([.C26]=[.C$1]); ([.B26]=[.C$1])+([.C26]=[.B$1])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EFEFEFEFEF44</text:p>
          </table:table-cell>
          <table:table-cell table:style-name="ce15" table:formula="of:=MAX(([.B27]=[.B$1])+([.C27]=[.C$1]); ([.B27]=[.C$1])+([.C27]=[.B$1]))" office:value-type="float" office:value="1" calcext:value-type="float">
            <text:p>1</text:p>
          </table:table-cell>
          <table:table-cell table:number-columns-repeated="7"/>
          <table:table-cell table:style-name="ce11"/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4" office:value-type="string" calcext:value-type="string">
            <text:p>000000000000</text:p>
          </table:table-cell>
          <table:table-cell table:style-name="ce14" office:value-type="string" calcext:value-type="string">
            <text:p>EFEFEFEFEF44</text:p>
          </table:table-cell>
          <table:table-cell table:style-name="ce15" table:formula="of:=MAX(([.B28]=[.B$1])+([.C28]=[.C$1]); ([.B28]=[.C$1])+([.C28]=[.B$1]))" office:value-type="float" office:value="1" calcext:value-type="float">
            <text:p>1</text:p>
          </table:table-cell>
          <table:table-cell table:number-columns-repeated="7"/>
          <table:table-cell table:style-name="ce11"/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ABABABABAB42</text:p>
          </table:table-cell>
          <table:table-cell table:style-name="ce15" table:formula="of:=MAX(([.B29]=[.B$1])+([.C29]=[.C$1]); ([.B29]=[.C$1])+([.C29]=[.B$1]))" office:value-type="float" office:value="0" calcext:value-type="float">
            <text:p>0</text:p>
          </table:table-cell>
          <table:table-cell table:number-columns-repeated="7"/>
          <table:table-cell table:style-name="ce11"/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ABABABABAB43</text:p>
          </table:table-cell>
          <table:table-cell table:style-name="ce15" table:formula="of:=MAX(([.B30]=[.B$1])+([.C30]=[.C$1]); ([.B30]=[.C$1])+([.C30]=[.B$1]))" office:value-type="float" office:value="1" calcext:value-type="float">
            <text:p>1</text:p>
          </table:table-cell>
          <table:table-cell table:number-columns-repeated="7"/>
          <table:table-cell table:style-name="ce11"/>
          <table:table-cell table:number-columns-repeated="1011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4" office:value-type="string" calcext:value-type="string">
            <text:p>000000000000</text:p>
          </table:table-cell>
          <table:table-cell table:style-name="ce14" office:value-type="string" calcext:value-type="string">
            <text:p>CDCDCDCDCD43</text:p>
          </table:table-cell>
          <table:table-cell table:style-name="ce15" table:formula="of:=MAX(([.B31]=[.B$1])+([.C31]=[.C$1]); ([.B31]=[.C$1])+([.C31]=[.B$1]))" office:value-type="float" office:value="0" calcext:value-type="float">
            <text:p>0</text:p>
          </table:table-cell>
          <table:table-cell table:number-columns-repeated="7"/>
          <table:table-cell table:style-name="ce11"/>
          <table:table-cell table:number-columns-repeated="1011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ABABABABAB43</text:p>
          </table:table-cell>
          <table:table-cell table:style-name="ce15" table:formula="of:=MAX(([.B32]=[.B$1])+([.C32]=[.C$1]); ([.B32]=[.C$1])+([.C32]=[.B$1]))" office:value-type="float" office:value="1" calcext:value-type="float">
            <text:p>1</text:p>
          </table:table-cell>
          <table:table-cell table:number-columns-repeated="7"/>
          <table:table-cell table:style-name="ce11"/>
          <table:table-cell table:number-columns-repeated="1011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4" office:value-type="string" calcext:value-type="string">
            <text:p>000000000000</text:p>
          </table:table-cell>
          <table:table-cell table:style-name="ce14" office:value-type="string" calcext:value-type="string">
            <text:p>CDCDCDCDCD43</text:p>
          </table:table-cell>
          <table:table-cell table:style-name="ce15" table:formula="of:=MAX(([.B33]=[.B$1])+([.C33]=[.C$1]); ([.B33]=[.C$1])+([.C33]=[.B$1]))" office:value-type="float" office:value="0" calcext:value-type="float">
            <text:p>0</text:p>
          </table:table-cell>
          <table:table-cell table:number-columns-repeated="7"/>
          <table:table-cell table:style-name="ce11"/>
          <table:table-cell table:number-columns-repeated="101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4" office:value-type="string" calcext:value-type="string">
            <text:p>000000000000</text:p>
          </table:table-cell>
          <table:table-cell table:style-name="ce14" office:value-type="string" calcext:value-type="string">
            <text:p>EFEFEFEFEF44</text:p>
          </table:table-cell>
          <table:table-cell table:style-name="ce15" table:formula="of:=MAX(([.B34]=[.B$1])+([.C34]=[.C$1]); ([.B34]=[.C$1])+([.C34]=[.B$1]))" office:value-type="float" office:value="1" calcext:value-type="float">
            <text:p>1</text:p>
          </table:table-cell>
          <table:table-cell table:number-columns-repeated="7"/>
          <table:table-cell table:style-name="ce11"/>
          <table:table-cell table:number-columns-repeated="1011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ABABABABAB42</text:p>
          </table:table-cell>
          <table:table-cell table:style-name="ce15" table:formula="of:=MAX(([.B35]=[.B$1])+([.C35]=[.C$1]); ([.B35]=[.C$1])+([.C35]=[.B$1]))" office:value-type="float" office:value="0" calcext:value-type="float">
            <text:p>0</text:p>
          </table:table-cell>
          <table:table-cell table:number-columns-repeated="7"/>
          <table:table-cell table:style-name="ce11"/>
          <table:table-cell table:number-columns-repeated="1011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000000000000</text:p>
          </table:table-cell>
          <table:table-cell table:style-name="ce15" table:formula="of:=MAX(([.B36]=[.B$1])+([.C36]=[.C$1]); ([.B36]=[.C$1])+([.C36]=[.B$1]))" office:value-type="float" office:value="0" calcext:value-type="float">
            <text:p>0</text:p>
          </table:table-cell>
          <table:table-cell table:number-columns-repeated="7"/>
          <table:table-cell table:style-name="ce11"/>
          <table:table-cell table:number-columns-repeated="1011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4" office:value-type="string" calcext:value-type="string">
            <text:p>ABABABABAB42</text:p>
          </table:table-cell>
          <table:table-cell table:style-name="ce14" office:value-type="string" calcext:value-type="string">
            <text:p>EFEFEFEFEF44</text:p>
          </table:table-cell>
          <table:table-cell table:style-name="ce15" table:formula="of:=MAX(([.B37]=[.B$1])+([.C37]=[.C$1]); ([.B37]=[.C$1])+([.C37]=[.B$1])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4" office:value-type="string" calcext:value-type="string">
            <text:p>ABABABABAB42</text:p>
          </table:table-cell>
          <table:table-cell table:style-name="ce14" office:value-type="string" calcext:value-type="string">
            <text:p>EFEFEFEFEF44</text:p>
          </table:table-cell>
          <table:table-cell table:style-name="ce15" table:formula="of:=MAX(([.B38]=[.B$1])+([.C38]=[.C$1]); ([.B38]=[.C$1])+([.C38]=[.B$1])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ABABABABAB42</text:p>
          </table:table-cell>
          <table:table-cell table:style-name="ce15" table:formula="of:=MAX(([.B39]=[.B$1])+([.C39]=[.C$1]); ([.B39]=[.C$1])+([.C39]=[.B$1]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4" office:value-type="string" calcext:value-type="string">
            <text:p>EFEFEFEFEF44</text:p>
          </table:table-cell>
          <table:table-cell table:style-name="ce14" office:value-type="string" calcext:value-type="string">
            <text:p>ABABABABAB42</text:p>
          </table:table-cell>
          <table:table-cell table:style-name="ce15" table:formula="of:=MAX(([.B40]=[.B$1])+([.C40]=[.C$1]); ([.B40]=[.C$1])+([.C40]=[.B$1])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ABABABABAB42</text:p>
          </table:table-cell>
          <table:table-cell table:style-name="ce15" table:formula="of:=MAX(([.B41]=[.B$1])+([.C41]=[.C$1]); ([.B41]=[.C$1])+([.C41]=[.B$1]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ABABABABAB43</text:p>
          </table:table-cell>
          <table:table-cell table:style-name="ce15" table:formula="of:=MAX(([.B42]=[.B$1])+([.C42]=[.C$1]); ([.B42]=[.C$1])+([.C42]=[.B$1])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4" office:value-type="string" calcext:value-type="string">
            <text:p>EFEFEFEFEF44</text:p>
          </table:table-cell>
          <table:table-cell table:style-name="ce14" office:value-type="string" calcext:value-type="string">
            <text:p>ABABABABAB42</text:p>
          </table:table-cell>
          <table:table-cell table:style-name="ce15" table:formula="of:=MAX(([.B43]=[.B$1])+([.C43]=[.C$1]); ([.B43]=[.C$1])+([.C43]=[.B$1]))" office:value-type="float" office:value="1" calcext:value-type="float">
            <text:p>1</text:p>
          </table:table-cell>
          <table:table-cell table:number-columns-repeated="7"/>
          <table:table-cell table:style-name="ce11"/>
          <table:table-cell table:number-columns-repeated="1011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000000000000</text:p>
          </table:table-cell>
          <table:table-cell table:style-name="ce15" table:formula="of:=MAX(([.B44]=[.B$1])+([.C44]=[.C$1]); ([.B44]=[.C$1])+([.C44]=[.B$1]))" office:value-type="float" office:value="0" calcext:value-type="float">
            <text:p>0</text:p>
          </table:table-cell>
          <table:table-cell table:number-columns-repeated="7"/>
          <table:table-cell table:style-name="ce11"/>
          <table:table-cell table:number-columns-repeated="1011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4" office:value-type="string" calcext:value-type="string">
            <text:p>ABABABABAB42</text:p>
          </table:table-cell>
          <table:table-cell table:style-name="ce14" office:value-type="string" calcext:value-type="string">
            <text:p>ABABABABAB43</text:p>
          </table:table-cell>
          <table:table-cell table:style-name="ce15" table:formula="of:=MAX(([.B45]=[.B$1])+([.C45]=[.C$1]); ([.B45]=[.C$1])+([.C45]=[.B$1]))" office:value-type="float" office:value="1" calcext:value-type="float">
            <text:p>1</text:p>
          </table:table-cell>
          <table:table-cell table:number-columns-repeated="7"/>
          <table:table-cell table:style-name="ce11"/>
          <table:table-cell table:number-columns-repeated="1011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ABABABABAB43</text:p>
          </table:table-cell>
          <table:table-cell table:style-name="ce15" table:formula="of:=MAX(([.B46]=[.B$1])+([.C46]=[.C$1]); ([.B46]=[.C$1])+([.C46]=[.B$1]))" office:value-type="float" office:value="1" calcext:value-type="float">
            <text:p>1</text:p>
          </table:table-cell>
          <table:table-cell table:number-columns-repeated="7"/>
          <table:table-cell table:style-name="ce11"/>
          <table:table-cell table:number-columns-repeated="1011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4" office:value-type="string" calcext:value-type="string">
            <text:p>ABABABABAB42</text:p>
          </table:table-cell>
          <table:table-cell table:style-name="ce14" office:value-type="string" calcext:value-type="string">
            <text:p>EFEFEFEFEF44</text:p>
          </table:table-cell>
          <table:table-cell table:style-name="ce15" table:formula="of:=MAX(([.B47]=[.B$1])+([.C47]=[.C$1]); ([.B47]=[.C$1])+([.C47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ABABABABAB43</text:p>
          </table:table-cell>
          <table:table-cell table:style-name="ce15" table:formula="of:=MAX(([.B48]=[.B$1])+([.C48]=[.C$1]); ([.B48]=[.C$1])+([.C48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4" office:value-type="string" calcext:value-type="string">
            <text:p>ABABABABAB42</text:p>
          </table:table-cell>
          <table:table-cell table:style-name="ce14" office:value-type="string" calcext:value-type="string">
            <text:p>EFEFEFEFEF44</text:p>
          </table:table-cell>
          <table:table-cell table:style-name="ce15" table:formula="of:=MAX(([.B49]=[.B$1])+([.C49]=[.C$1]); ([.B49]=[.C$1])+([.C49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ABABABABAB43</text:p>
          </table:table-cell>
          <table:table-cell table:style-name="ce15" table:formula="of:=MAX(([.B50]=[.B$1])+([.C50]=[.C$1]); ([.B50]=[.C$1])+([.C50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000000000000</text:p>
          </table:table-cell>
          <table:table-cell table:style-name="ce15" table:formula="of:=MAX(([.B51]=[.B$1])+([.C51]=[.C$1]); ([.B51]=[.C$1])+([.C51]=[.B$1]))" office:value-type="float" office:value="0" calcext:value-type="float">
            <text:p>0</text:p>
          </table:table-cell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ABABABABAB43</text:p>
          </table:table-cell>
          <table:table-cell table:style-name="ce15" table:formula="of:=MAX(([.B52]=[.B$1])+([.C52]=[.C$1]); ([.B52]=[.C$1])+([.C52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" office:value-type="string" calcext:value-type="string">
            <text:p>EFEFEFEFEF44</text:p>
          </table:table-cell>
          <table:table-cell table:style-name="ce14" office:value-type="string" calcext:value-type="string">
            <text:p>ABABABABAB42</text:p>
          </table:table-cell>
          <table:table-cell table:style-name="ce15" table:formula="of:=MAX(([.B53]=[.B$1])+([.C53]=[.C$1]); ([.B53]=[.C$1])+([.C53]=[.B$1])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4" office:value-type="string" calcext:value-type="string">
            <text:p>ABABABABAB42</text:p>
          </table:table-cell>
          <table:table-cell table:style-name="ce14" office:value-type="string" calcext:value-type="string">
            <text:p>EFEFEFEFEF44</text:p>
          </table:table-cell>
          <table:table-cell table:style-name="ce15" table:formula="of:=MAX(([.B54]=[.B$1])+([.C54]=[.C$1]); ([.B54]=[.C$1])+([.C54]=[.B$1])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ABABABABAB42</text:p>
          </table:table-cell>
          <table:table-cell table:style-name="ce15" table:formula="of:=MAX(([.B55]=[.B$1])+([.C55]=[.C$1]); ([.B55]=[.C$1])+([.C55]=[.B$1]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4" office:value-type="string" calcext:value-type="string">
            <text:p>EFEFEFEFEF44</text:p>
          </table:table-cell>
          <table:table-cell table:style-name="ce14" office:value-type="string" calcext:value-type="string">
            <text:p>ABABABABAB42</text:p>
          </table:table-cell>
          <table:table-cell table:style-name="ce15" table:formula="of:=MAX(([.B56]=[.B$1])+([.C56]=[.C$1]); ([.B56]=[.C$1])+([.C56]=[.B$1])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ABABABABAB42</text:p>
          </table:table-cell>
          <table:table-cell table:style-name="ce15" table:formula="of:=MAX(([.B57]=[.B$1])+([.C57]=[.C$1]); ([.B57]=[.C$1])+([.C57]=[.B$1]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ABABABABAB43</text:p>
          </table:table-cell>
          <table:table-cell table:style-name="ce15" table:formula="of:=MAX(([.B58]=[.B$1])+([.C58]=[.C$1]); ([.B58]=[.C$1])+([.C58]=[.B$1])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4" office:value-type="string" calcext:value-type="string">
            <text:p>EFEFEFEFEF44</text:p>
          </table:table-cell>
          <table:table-cell table:style-name="ce14" office:value-type="string" calcext:value-type="string">
            <text:p>ABABABABAB42</text:p>
          </table:table-cell>
          <table:table-cell table:style-name="ce15" table:formula="of:=MAX(([.B59]=[.B$1])+([.C59]=[.C$1]); ([.B59]=[.C$1])+([.C59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000000000000</text:p>
          </table:table-cell>
          <table:table-cell table:style-name="ce15" table:formula="of:=MAX(([.B60]=[.B$1])+([.C60]=[.C$1]); ([.B60]=[.C$1])+([.C60]=[.B$1]))" office:value-type="float" office:value="0" calcext:value-type="float">
            <text:p>0</text:p>
          </table:table-cell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4" office:value-type="string" calcext:value-type="string">
            <text:p>ABABABABAB42</text:p>
          </table:table-cell>
          <table:table-cell table:style-name="ce14" office:value-type="string" calcext:value-type="string">
            <text:p>EFEFEFEFEF44</text:p>
          </table:table-cell>
          <table:table-cell table:style-name="ce15" table:formula="of:=MAX(([.B61]=[.B$1])+([.C61]=[.C$1]); ([.B61]=[.C$1])+([.C61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ABABABABAB43</text:p>
          </table:table-cell>
          <table:table-cell table:style-name="ce15" table:formula="of:=MAX(([.B62]=[.B$1])+([.C62]=[.C$1]); ([.B62]=[.C$1])+([.C62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4" office:value-type="string" calcext:value-type="string">
            <text:p>ABABABABAB42</text:p>
          </table:table-cell>
          <table:table-cell table:style-name="ce14" office:value-type="string" calcext:value-type="string">
            <text:p>EFEFEFEFEF44</text:p>
          </table:table-cell>
          <table:table-cell table:style-name="ce15" table:formula="of:=MAX(([.B63]=[.B$1])+([.C63]=[.C$1]); ([.B63]=[.C$1])+([.C63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ABABABABAB43</text:p>
          </table:table-cell>
          <table:table-cell table:style-name="ce15" table:formula="of:=MAX(([.B64]=[.B$1])+([.C64]=[.C$1]); ([.B64]=[.C$1])+([.C64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4" office:value-type="string" calcext:value-type="string">
            <text:p>ABABABABAB42</text:p>
          </table:table-cell>
          <table:table-cell table:style-name="ce14" office:value-type="string" calcext:value-type="string">
            <text:p>ABABABABAB43</text:p>
          </table:table-cell>
          <table:table-cell table:style-name="ce15" table:formula="of:=MAX(([.B65]=[.B$1])+([.C65]=[.C$1]); ([.B65]=[.C$1])+([.C65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4" office:value-type="string" calcext:value-type="string">
            <text:p>ABABABABAB42</text:p>
          </table:table-cell>
          <table:table-cell table:style-name="ce14" office:value-type="string" calcext:value-type="string">
            <text:p>EFEFEFEFEF44</text:p>
          </table:table-cell>
          <table:table-cell table:style-name="ce15" table:formula="of:=MAX(([.B66]=[.B$1])+([.C66]=[.C$1]); ([.B66]=[.C$1])+([.C66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4" office:value-type="string" calcext:value-type="string">
            <text:p>EFEFEFEFEF44</text:p>
          </table:table-cell>
          <table:table-cell table:style-name="ce14" office:value-type="string" calcext:value-type="string">
            <text:p>ABABABABAB42</text:p>
          </table:table-cell>
          <table:table-cell table:style-name="ce15" table:formula="of:=MAX(([.B67]=[.B$1])+([.C67]=[.C$1]); ([.B67]=[.C$1])+([.C67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4" office:value-type="string" calcext:value-type="string">
            <text:p>EFEFEFEFEF44</text:p>
          </table:table-cell>
          <table:table-cell table:style-name="ce14" office:value-type="string" calcext:value-type="string">
            <text:p>ABABABABAB42</text:p>
          </table:table-cell>
          <table:table-cell table:style-name="ce15" table:formula="of:=MAX(([.B68]=[.B$1])+([.C68]=[.C$1]); ([.B68]=[.C$1])+([.C68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ABABABABAB42</text:p>
          </table:table-cell>
          <table:table-cell table:style-name="ce15" table:formula="of:=MAX(([.B69]=[.B$1])+([.C69]=[.C$1]); ([.B69]=[.C$1])+([.C69]=[.B$1]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ABABABABAB43</text:p>
          </table:table-cell>
          <table:table-cell table:style-name="ce15" table:formula="of:=MAX(([.B70]=[.B$1])+([.C70]=[.C$1]); ([.B70]=[.C$1])+([.C70]=[.B$1])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4" office:value-type="string" calcext:value-type="string">
            <text:p>EFEFEFEFEF44</text:p>
          </table:table-cell>
          <table:table-cell table:style-name="ce14" office:value-type="string" calcext:value-type="string">
            <text:p>ABABABABAB42</text:p>
          </table:table-cell>
          <table:table-cell table:style-name="ce15" table:formula="of:=MAX(([.B71]=[.B$1])+([.C71]=[.C$1]); ([.B71]=[.C$1])+([.C71]=[.B$1])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ABABABABAB43</text:p>
          </table:table-cell>
          <table:table-cell table:style-name="ce15" table:formula="of:=MAX(([.B72]=[.B$1])+([.C72]=[.C$1]); ([.B72]=[.C$1])+([.C72]=[.B$1])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4" office:value-type="string" calcext:value-type="string">
            <text:p>EFEFEFEFEF44</text:p>
          </table:table-cell>
          <table:table-cell table:style-name="ce14" office:value-type="string" calcext:value-type="string">
            <text:p>ABABABABAB42</text:p>
          </table:table-cell>
          <table:table-cell table:style-name="ce15" table:formula="of:=MAX(([.B73]=[.B$1])+([.C73]=[.C$1]); ([.B73]=[.C$1])+([.C73]=[.B$1])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4" office:value-type="string" calcext:value-type="string">
            <text:p>EFEFEFEFEF44</text:p>
          </table:table-cell>
          <table:table-cell table:style-name="ce14" office:value-type="string" calcext:value-type="string">
            <text:p>ABABABABAB42</text:p>
          </table:table-cell>
          <table:table-cell table:style-name="ce15" table:formula="of:=MAX(([.B74]=[.B$1])+([.C74]=[.C$1]); ([.B74]=[.C$1])+([.C74]=[.B$1])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ABABABABAB42</text:p>
          </table:table-cell>
          <table:table-cell table:style-name="ce15" table:formula="of:=MAX(([.B75]=[.B$1])+([.C75]=[.C$1]); ([.B75]=[.C$1])+([.C75]=[.B$1]))" office:value-type="float" office:value="0" calcext:value-type="float">
            <text:p>0</text:p>
          </table:table-cell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000000000000</text:p>
          </table:table-cell>
          <table:table-cell table:style-name="ce15" table:formula="of:=MAX(([.B76]=[.B$1])+([.C76]=[.C$1]); ([.B76]=[.C$1])+([.C76]=[.B$1]))" office:value-type="float" office:value="0" calcext:value-type="float">
            <text:p>0</text:p>
          </table:table-cell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000000000000</text:p>
          </table:table-cell>
          <table:table-cell table:style-name="ce15" table:formula="of:=MAX(([.B77]=[.B$1])+([.C77]=[.C$1]); ([.B77]=[.C$1])+([.C77]=[.B$1]))" office:value-type="float" office:value="0" calcext:value-type="float">
            <text:p>0</text:p>
          </table:table-cell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000000000000</text:p>
          </table:table-cell>
          <table:table-cell table:style-name="ce15" table:formula="of:=MAX(([.B78]=[.B$1])+([.C78]=[.C$1]); ([.B78]=[.C$1])+([.C78]=[.B$1]))" office:value-type="float" office:value="0" calcext:value-type="float">
            <text:p>0</text:p>
          </table:table-cell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4" office:value-type="string" calcext:value-type="string">
            <text:p>EFEFEFEFEF44</text:p>
          </table:table-cell>
          <table:table-cell table:style-name="ce14" office:value-type="string" calcext:value-type="string">
            <text:p>ABABABABAB42</text:p>
          </table:table-cell>
          <table:table-cell table:style-name="ce15" table:formula="of:=MAX(([.B79]=[.B$1])+([.C79]=[.C$1]); ([.B79]=[.C$1])+([.C79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4" office:value-type="string" calcext:value-type="string">
            <text:p>EFEFEFEFEF44</text:p>
          </table:table-cell>
          <table:table-cell table:style-name="ce14" office:value-type="string" calcext:value-type="string">
            <text:p>CDCDCDCDCD43</text:p>
          </table:table-cell>
          <table:table-cell table:style-name="ce15" table:formula="of:=MAX(([.B80]=[.B$1])+([.C80]=[.C$1]); ([.B80]=[.C$1])+([.C80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ABABABABAB42</text:p>
          </table:table-cell>
          <table:table-cell table:style-name="ce15" table:formula="of:=MAX(([.B81]=[.B$1])+([.C81]=[.C$1]); ([.B81]=[.C$1])+([.C81]=[.B$1]))" office:value-type="float" office:value="0" calcext:value-type="float">
            <text:p>0</text:p>
          </table:table-cell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000000000000</text:p>
          </table:table-cell>
          <table:table-cell table:style-name="ce15" table:formula="of:=MAX(([.B82]=[.B$1])+([.C82]=[.C$1]); ([.B82]=[.C$1])+([.C82]=[.B$1]))" office:value-type="float" office:value="0" calcext:value-type="float">
            <text:p>0</text:p>
          </table:table-cell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4" office:value-type="string" calcext:value-type="string">
            <text:p>EFEFEFEFEF44</text:p>
          </table:table-cell>
          <table:table-cell table:style-name="ce14" office:value-type="string" calcext:value-type="string">
            <text:p>ABABABABAB42</text:p>
          </table:table-cell>
          <table:table-cell table:style-name="ce15" table:formula="of:=MAX(([.B83]=[.B$1])+([.C83]=[.C$1]); ([.B83]=[.C$1])+([.C83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4" office:value-type="string" calcext:value-type="string">
            <text:p>ABABABABAB42</text:p>
          </table:table-cell>
          <table:table-cell table:style-name="ce14" office:value-type="string" calcext:value-type="string">
            <text:p>EFEFEFEFEF44</text:p>
          </table:table-cell>
          <table:table-cell table:style-name="ce15" table:formula="of:=MAX(([.B84]=[.B$1])+([.C84]=[.C$1]); ([.B84]=[.C$1])+([.C84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ABABABABAB42</text:p>
          </table:table-cell>
          <table:table-cell table:style-name="ce15" table:formula="of:=MAX(([.B85]=[.B$1])+([.C85]=[.C$1]); ([.B85]=[.C$1])+([.C85]=[.B$1]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ABABABABAB43</text:p>
          </table:table-cell>
          <table:table-cell table:style-name="ce15" table:formula="of:=MAX(([.B86]=[.B$1])+([.C86]=[.C$1]); ([.B86]=[.C$1])+([.C86]=[.B$1])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4" office:value-type="string" calcext:value-type="string">
            <text:p>EFEFEFEFEF44</text:p>
          </table:table-cell>
          <table:table-cell table:style-name="ce14" office:value-type="string" calcext:value-type="string">
            <text:p>ABABABABAB42</text:p>
          </table:table-cell>
          <table:table-cell table:style-name="ce15" table:formula="of:=MAX(([.B87]=[.B$1])+([.C87]=[.C$1]); ([.B87]=[.C$1])+([.C87]=[.B$1])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ABABABABAB43</text:p>
          </table:table-cell>
          <table:table-cell table:style-name="ce15" table:formula="of:=MAX(([.B88]=[.B$1])+([.C88]=[.C$1]); ([.B88]=[.C$1])+([.C88]=[.B$1])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4" office:value-type="string" calcext:value-type="string">
            <text:p>EFEFEFEFEF44</text:p>
          </table:table-cell>
          <table:table-cell table:style-name="ce14" office:value-type="string" calcext:value-type="string">
            <text:p>ABABABABAB42</text:p>
          </table:table-cell>
          <table:table-cell table:style-name="ce15" table:formula="of:=MAX(([.B89]=[.B$1])+([.C89]=[.C$1]); ([.B89]=[.C$1])+([.C89]=[.B$1])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4" office:value-type="string" calcext:value-type="string">
            <text:p>EFEFEFEFEF44</text:p>
          </table:table-cell>
          <table:table-cell table:style-name="ce14" office:value-type="string" calcext:value-type="string">
            <text:p>ABABABABAB42</text:p>
          </table:table-cell>
          <table:table-cell table:style-name="ce15" table:formula="of:=MAX(([.B90]=[.B$1])+([.C90]=[.C$1]); ([.B90]=[.C$1])+([.C90]=[.B$1])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000000000000</text:p>
          </table:table-cell>
          <table:table-cell table:style-name="ce15" table:formula="of:=MAX(([.B91]=[.B$1])+([.C91]=[.C$1]); ([.B91]=[.C$1])+([.C91]=[.B$1]))" office:value-type="float" office:value="0" calcext:value-type="float">
            <text:p>0</text:p>
          </table:table-cell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000000000000</text:p>
          </table:table-cell>
          <table:table-cell table:style-name="ce15" table:formula="of:=MAX(([.B92]=[.B$1])+([.C92]=[.C$1]); ([.B92]=[.C$1])+([.C92]=[.B$1]))" office:value-type="float" office:value="0" calcext:value-type="float">
            <text:p>0</text:p>
          </table:table-cell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4" office:value-type="string" calcext:value-type="string">
            <text:p>ABABABABAB42</text:p>
          </table:table-cell>
          <table:table-cell table:style-name="ce14" office:value-type="string" calcext:value-type="string">
            <text:p>ABABABABAB43</text:p>
          </table:table-cell>
          <table:table-cell table:style-name="ce15" table:formula="of:=MAX(([.B93]=[.B$1])+([.C93]=[.C$1]); ([.B93]=[.C$1])+([.C93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4" office:value-type="string" calcext:value-type="string">
            <text:p>ABABABABAB42</text:p>
          </table:table-cell>
          <table:table-cell table:style-name="ce14" office:value-type="string" calcext:value-type="string">
            <text:p>EFEFEFEFEF44</text:p>
          </table:table-cell>
          <table:table-cell table:style-name="ce15" table:formula="of:=MAX(([.B94]=[.B$1])+([.C94]=[.C$1]); ([.B94]=[.C$1])+([.C94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4" office:value-type="string" calcext:value-type="string">
            <text:p>EFEFEFEFEF44</text:p>
          </table:table-cell>
          <table:table-cell table:style-name="ce14" office:value-type="string" calcext:value-type="string">
            <text:p>ABABABABAB42</text:p>
          </table:table-cell>
          <table:table-cell table:style-name="ce15" table:formula="of:=MAX(([.B95]=[.B$1])+([.C95]=[.C$1]); ([.B95]=[.C$1])+([.C95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4" office:value-type="string" calcext:value-type="string">
            <text:p>EFEFEFEFEF44</text:p>
          </table:table-cell>
          <table:table-cell table:style-name="ce14" office:value-type="string" calcext:value-type="string">
            <text:p>ABABABABAB42</text:p>
          </table:table-cell>
          <table:table-cell table:style-name="ce15" table:formula="of:=MAX(([.B96]=[.B$1])+([.C96]=[.C$1]); ([.B96]=[.C$1])+([.C96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4" office:value-type="string" calcext:value-type="string">
            <text:p>EFEFEFEFEF44</text:p>
          </table:table-cell>
          <table:table-cell table:style-name="ce14" office:value-type="string" calcext:value-type="string">
            <text:p>ABABABABAB42</text:p>
          </table:table-cell>
          <table:table-cell table:style-name="ce15" table:formula="of:=MAX(([.B97]=[.B$1])+([.C97]=[.C$1]); ([.B97]=[.C$1])+([.C97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000000000000</text:p>
          </table:table-cell>
          <table:table-cell table:style-name="ce15" table:formula="of:=MAX(([.B98]=[.B$1])+([.C98]=[.C$1]); ([.B98]=[.C$1])+([.C98]=[.B$1]))" office:value-type="float" office:value="0" calcext:value-type="float">
            <text:p>0</text:p>
          </table:table-cell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EFEFEFEFEF44</text:p>
          </table:table-cell>
          <table:table-cell table:style-name="ce15" table:formula="of:=MAX(([.B99]=[.B$1])+([.C99]=[.C$1]); ([.B99]=[.C$1])+([.C99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4" office:value-type="string" calcext:value-type="string">
            <text:p>EFEFEFEFEF44</text:p>
          </table:table-cell>
          <table:table-cell table:style-name="ce14" office:value-type="string" calcext:value-type="string">
            <text:p>000000000000</text:p>
          </table:table-cell>
          <table:table-cell table:style-name="ce15" table:formula="of:=MAX(([.B100]=[.B$1])+([.C100]=[.C$1]); ([.B100]=[.C$1])+([.C100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4" office:value-type="string" calcext:value-type="string">
            <text:p>000000000000</text:p>
          </table:table-cell>
          <table:table-cell table:style-name="ce14" office:value-type="string" calcext:value-type="string">
            <text:p>CDCDCDCDCD43</text:p>
          </table:table-cell>
          <table:table-cell table:style-name="ce15" table:formula="of:=MAX(([.B101]=[.B$1])+([.C101]=[.C$1]); ([.B101]=[.C$1])+([.C101]=[.B$1]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ABABABABAB43</text:p>
          </table:table-cell>
          <table:table-cell table:style-name="ce15" table:formula="of:=MAX(([.B102]=[.B$1])+([.C102]=[.C$1]); ([.B102]=[.C$1])+([.C102]=[.B$1])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4" office:value-type="string" calcext:value-type="string">
            <text:p>ABABABABAB42</text:p>
          </table:table-cell>
          <table:table-cell table:style-name="ce14" office:value-type="string" calcext:value-type="string">
            <text:p>EFEFEFEFEF44</text:p>
          </table:table-cell>
          <table:table-cell table:style-name="ce15" table:formula="of:=MAX(([.B103]=[.B$1])+([.C103]=[.C$1]); ([.B103]=[.C$1])+([.C103]=[.B$1])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ABABABABAB43</text:p>
          </table:table-cell>
          <table:table-cell table:style-name="ce15" table:formula="of:=MAX(([.B104]=[.B$1])+([.C104]=[.C$1]); ([.B104]=[.C$1])+([.C104]=[.B$1])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EFEFEFEFEF44</text:p>
          </table:table-cell>
          <table:table-cell table:style-name="ce15" table:formula="of:=MAX(([.B105]=[.B$1])+([.C105]=[.C$1]); ([.B105]=[.C$1])+([.C105]=[.B$1])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ABABABABAB43</text:p>
          </table:table-cell>
          <table:table-cell table:style-name="ce15" table:formula="of:=MAX(([.B106]=[.B$1])+([.C106]=[.C$1]); ([.B106]=[.C$1])+([.C106]=[.B$1])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4" office:value-type="string" calcext:value-type="string">
            <text:p>000000000000</text:p>
          </table:table-cell>
          <table:table-cell table:style-name="ce14" office:value-type="string" calcext:value-type="string">
            <text:p>CDCDCDCDCD43</text:p>
          </table:table-cell>
          <table:table-cell table:style-name="ce15" table:formula="of:=MAX(([.B107]=[.B$1])+([.C107]=[.C$1]); ([.B107]=[.C$1])+([.C107]=[.B$1]))" office:value-type="float" office:value="0" calcext:value-type="float">
            <text:p>0</text:p>
          </table:table-cell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000000000000</text:p>
          </table:table-cell>
          <table:table-cell table:style-name="ce15" table:formula="of:=MAX(([.B108]=[.B$1])+([.C108]=[.C$1]); ([.B108]=[.C$1])+([.C108]=[.B$1]))" office:value-type="float" office:value="0" calcext:value-type="float">
            <text:p>0</text:p>
          </table:table-cell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4" office:value-type="string" calcext:value-type="string">
            <text:p>000000000000</text:p>
          </table:table-cell>
          <table:table-cell table:style-name="ce14" office:value-type="string" calcext:value-type="string">
            <text:p>CDCDCDCDCD43</text:p>
          </table:table-cell>
          <table:table-cell table:style-name="ce15" table:formula="of:=MAX(([.B109]=[.B$1])+([.C109]=[.C$1]); ([.B109]=[.C$1])+([.C109]=[.B$1]))" office:value-type="float" office:value="0" calcext:value-type="float">
            <text:p>0</text:p>
          </table:table-cell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4" office:value-type="string" calcext:value-type="string">
            <text:p>ABABABABAB42</text:p>
          </table:table-cell>
          <table:table-cell table:style-name="ce14" office:value-type="string" calcext:value-type="string">
            <text:p>EFEFEFEFEF44</text:p>
          </table:table-cell>
          <table:table-cell table:style-name="ce15" table:formula="of:=MAX(([.B110]=[.B$1])+([.C110]=[.C$1]); ([.B110]=[.C$1])+([.C110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ABABABABAB42</text:p>
          </table:table-cell>
          <table:table-cell table:style-name="ce15" table:formula="of:=MAX(([.B111]=[.B$1])+([.C111]=[.C$1]); ([.B111]=[.C$1])+([.C111]=[.B$1]))" office:value-type="float" office:value="0" calcext:value-type="float">
            <text:p>0</text:p>
          </table:table-cell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4" office:value-type="string" calcext:value-type="string">
            <text:p>EFEFEFEFEF44</text:p>
          </table:table-cell>
          <table:table-cell table:style-name="ce14" office:value-type="string" calcext:value-type="string">
            <text:p>ABABABABAB42</text:p>
          </table:table-cell>
          <table:table-cell table:style-name="ce15" table:formula="of:=MAX(([.B112]=[.B$1])+([.C112]=[.C$1]); ([.B112]=[.C$1])+([.C112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ABABABABAB42</text:p>
          </table:table-cell>
          <table:table-cell table:style-name="ce15" table:formula="of:=MAX(([.B113]=[.B$1])+([.C113]=[.C$1]); ([.B113]=[.C$1])+([.C113]=[.B$1]))" office:value-type="float" office:value="0" calcext:value-type="float">
            <text:p>0</text:p>
          </table:table-cell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ABABABABAB43</text:p>
          </table:table-cell>
          <table:table-cell table:style-name="ce15" table:formula="of:=MAX(([.B114]=[.B$1])+([.C114]=[.C$1]); ([.B114]=[.C$1])+([.C114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4" office:value-type="string" calcext:value-type="string">
            <text:p>000000000000</text:p>
          </table:table-cell>
          <table:table-cell table:style-name="ce14" office:value-type="string" calcext:value-type="string">
            <text:p>CDCDCDCDCD43</text:p>
          </table:table-cell>
          <table:table-cell table:style-name="ce15" table:formula="of:=MAX(([.B115]=[.B$1])+([.C115]=[.C$1]); ([.B115]=[.C$1])+([.C115]=[.B$1]))" office:value-type="float" office:value="0" calcext:value-type="float">
            <text:p>0</text:p>
          </table:table-cell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ABABABABAB43</text:p>
          </table:table-cell>
          <table:table-cell table:style-name="ce15" table:formula="of:=MAX(([.B116]=[.B$1])+([.C116]=[.C$1]); ([.B116]=[.C$1])+([.C116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4" office:value-type="string" calcext:value-type="string">
            <text:p>000000000000</text:p>
          </table:table-cell>
          <table:table-cell table:style-name="ce14" office:value-type="string" calcext:value-type="string">
            <text:p>CDCDCDCDCD43</text:p>
          </table:table-cell>
          <table:table-cell table:style-name="ce15" table:formula="of:=MAX(([.B117]=[.B$1])+([.C117]=[.C$1]); ([.B117]=[.C$1])+([.C117]=[.B$1]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ABABABABAB43</text:p>
          </table:table-cell>
          <table:table-cell table:style-name="ce15" table:formula="of:=MAX(([.B118]=[.B$1])+([.C118]=[.C$1]); ([.B118]=[.C$1])+([.C118]=[.B$1])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4" office:value-type="string" calcext:value-type="string">
            <text:p>ABABABABAB42</text:p>
          </table:table-cell>
          <table:table-cell table:style-name="ce14" office:value-type="string" calcext:value-type="string">
            <text:p>EFEFEFEFEF44</text:p>
          </table:table-cell>
          <table:table-cell table:style-name="ce15" table:formula="of:=MAX(([.B119]=[.B$1])+([.C119]=[.C$1]); ([.B119]=[.C$1])+([.C119]=[.B$1])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ABABABABAB43</text:p>
          </table:table-cell>
          <table:table-cell table:style-name="ce15" table:formula="of:=MAX(([.B120]=[.B$1])+([.C120]=[.C$1]); ([.B120]=[.C$1])+([.C120]=[.B$1])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4" office:value-type="string" calcext:value-type="string">
            <text:p>ABABABABAB42</text:p>
          </table:table-cell>
          <table:table-cell table:style-name="ce14" office:value-type="string" calcext:value-type="string">
            <text:p>ABABABABAB43</text:p>
          </table:table-cell>
          <table:table-cell table:style-name="ce15" table:formula="of:=MAX(([.B121]=[.B$1])+([.C121]=[.C$1]); ([.B121]=[.C$1])+([.C121]=[.B$1])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EFEFEFEFEF44</text:p>
          </table:table-cell>
          <table:table-cell table:style-name="ce15" table:formula="of:=MAX(([.B122]=[.B$1])+([.C122]=[.C$1]); ([.B122]=[.C$1])+([.C122]=[.B$1])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4" office:value-type="string" calcext:value-type="string">
            <text:p>000000000000</text:p>
          </table:table-cell>
          <table:table-cell table:style-name="ce14" office:value-type="string" calcext:value-type="string">
            <text:p>ABABABABAB43</text:p>
          </table:table-cell>
          <table:table-cell table:style-name="ce15" table:formula="of:=MAX(([.B123]=[.B$1])+([.C123]=[.C$1]); ([.B123]=[.C$1])+([.C123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ABABABABAB43</text:p>
          </table:table-cell>
          <table:table-cell table:style-name="ce15" table:formula="of:=MAX(([.B124]=[.B$1])+([.C124]=[.C$1]); ([.B124]=[.C$1])+([.C124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4" office:value-type="string" calcext:value-type="string">
            <text:p>000000000000</text:p>
          </table:table-cell>
          <table:table-cell table:style-name="ce14" office:value-type="string" calcext:value-type="string">
            <text:p>CDCDCDCDCD43</text:p>
          </table:table-cell>
          <table:table-cell table:style-name="ce15" table:formula="of:=MAX(([.B125]=[.B$1])+([.C125]=[.C$1]); ([.B125]=[.C$1])+([.C125]=[.B$1]))" office:value-type="float" office:value="0" calcext:value-type="float">
            <text:p>0</text:p>
          </table:table-cell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4" office:value-type="string" calcext:value-type="string">
            <text:p>ABABABABAB42</text:p>
          </table:table-cell>
          <table:table-cell table:style-name="ce14" office:value-type="string" calcext:value-type="string">
            <text:p>EFEFEFEFEF44</text:p>
          </table:table-cell>
          <table:table-cell table:style-name="ce15" table:formula="of:=MAX(([.B126]=[.B$1])+([.C126]=[.C$1]); ([.B126]=[.C$1])+([.C126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ABABABABAB42</text:p>
          </table:table-cell>
          <table:table-cell table:style-name="ce15" table:formula="of:=MAX(([.B127]=[.B$1])+([.C127]=[.C$1]); ([.B127]=[.C$1])+([.C127]=[.B$1]))" office:value-type="float" office:value="0" calcext:value-type="float">
            <text:p>0</text:p>
          </table:table-cell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4" office:value-type="string" calcext:value-type="string">
            <text:p>EFEFEFEFEF44</text:p>
          </table:table-cell>
          <table:table-cell table:style-name="ce14" office:value-type="string" calcext:value-type="string">
            <text:p>ABABABABAB42</text:p>
          </table:table-cell>
          <table:table-cell table:style-name="ce15" table:formula="of:=MAX(([.B128]=[.B$1])+([.C128]=[.C$1]); ([.B128]=[.C$1])+([.C128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ABABABABAB42</text:p>
          </table:table-cell>
          <table:table-cell table:style-name="ce15" table:formula="of:=MAX(([.B129]=[.B$1])+([.C129]=[.C$1]); ([.B129]=[.C$1])+([.C129]=[.B$1]))" office:value-type="float" office:value="0" calcext:value-type="float">
            <text:p>0</text:p>
          </table:table-cell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4" office:value-type="string" calcext:value-type="string">
            <text:p>CDCDCDCDCD43</text:p>
          </table:table-cell>
          <table:table-cell table:style-name="ce14" office:value-type="string" calcext:value-type="string">
            <text:p>ABABABABAB43</text:p>
          </table:table-cell>
          <table:table-cell table:style-name="ce15" table:formula="of:=MAX(([.B130]=[.B$1])+([.C130]=[.C$1]); ([.B130]=[.C$1])+([.C130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4" office:value-type="string" calcext:value-type="string">
            <text:p>000000000000</text:p>
          </table:table-cell>
          <table:table-cell table:style-name="ce14" office:value-type="string" calcext:value-type="string">
            <text:p>CDCDCDCDCD43</text:p>
          </table:table-cell>
          <table:table-cell table:style-name="ce15" table:formula="of:=MAX(([.B131]=[.B$1])+([.C131]=[.C$1]); ([.B131]=[.C$1])+([.C131]=[.B$1]))" office:value-type="float" office:value="0" calcext:value-type="float">
            <text:p>0</text:p>
          </table:table-cell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4" office:value-type="string" calcext:value-type="string">
            <text:p>ABABABABAB42</text:p>
          </table:table-cell>
          <table:table-cell table:style-name="ce14" office:value-type="string" calcext:value-type="string">
            <text:p>EFEFEFEFEF44</text:p>
          </table:table-cell>
          <table:table-cell table:style-name="ce15" table:formula="of:=MAX(([.B132]=[.B$1])+([.C132]=[.C$1]); ([.B132]=[.C$1])+([.C132]=[.B$1]))" office:value-type="float" office:value="1" calcext:value-type="float">
            <text:p>1</text:p>
          </table:table-cell>
          <table:table-cell table:number-columns-repeated="7"/>
          <table:table-cell table:style-name="ce12"/>
          <table:table-cell table:number-columns-repeated="1011"/>
        </table:table-row>
        <table:table-row table:style-name="ro1" table:number-rows-repeated="6">
          <table:table-cell table:number-columns-repeated="1023"/>
        </table:table-row>
        <table:table-row table:style-name="ro1">
          <table:table-cell table:number-columns-repeated="11"/>
          <table:table-cell table:style-name="ce12"/>
          <table:table-cell table:number-columns-repeated="1011"/>
        </table:table-row>
        <table:table-row table:style-name="ro1" table:number-rows-repeated="1048436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mod7.D4:mod7.D1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.00.0000</text:date>, <text:time style:data-style-name="N2" text:time-value="00:20:19.0588512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21:19:06.206747268</meta:creation-date>
    <dc:date>2017-05-16T16:29:05.009651462</dc:date>
    <meta:editing-duration>PT16H14M8S</meta:editing-duration>
    <meta:editing-cycles>5</meta:editing-cycles>
    <meta:generator>LibreOffice/5.3.3.2$Linux_X86_64 LibreOffice_project/30m0$Build-2</meta:generator>
    <meta:document-statistic meta:table-count="4" meta:cell-count="2117" meta:object-count="0"/>
  </office:meta>
</office:document-meta>
</file>